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office:font-face-decls>
  <office:automatic-styles>
    <style:style style:name="Table2" style:family="table">
      <style:table-properties style:width="14.64cm" style:rel-width="100%" fo:margin-top="0cm" fo:margin-bottom="0cm" table:align="left" style:shadow="none" style:may-break-between-rows="false"/>
    </style:style>
    <style:style style:name="Table2.A" style:family="table-column">
      <style:table-column-properties style:column-width="1.529cm" style:rel-column-width="867*"/>
    </style:style>
    <style:style style:name="Table2.B" style:family="table-column">
      <style:table-column-properties style:column-width="1.836cm" style:rel-column-width="1041*"/>
    </style:style>
    <style:style style:name="Table2.C" style:family="table-column">
      <style:table-column-properties style:column-width="3.205cm" style:rel-column-width="1817*"/>
    </style:style>
    <style:style style:name="Table2.D" style:family="table-column">
      <style:table-column-properties style:column-width="8.07cm" style:rel-column-width="4575*"/>
    </style:style>
    <style:style style:name="Table2.A1" style:family="table-cell">
      <style:table-cell-properties fo:padding="0cm" fo:border="none"/>
    </style:style>
    <style:style style:name="Table2.B3" style:family="table-cell">
      <style:table-cell-properties style:vertical-align="top" fo:padding="0cm" fo:border="none"/>
    </style:style>
    <style:style style:name="Table2.D3" style:family="table-cell">
      <style:table-cell-properties fo:background-color="transparent" fo:padding="0cm" fo:border="none">
        <style:background-image/>
      </style:table-cell-properties>
    </style:style>
    <style:style style:name="Acronyms" style:family="table">
      <style:table-properties style:width="13.063cm" fo:margin-left="1.556cm" fo:margin-right="0.021cm" table:align="margins" fo:keep-with-next="always"/>
    </style:style>
    <style:style style:name="Acronyms.A" style:family="table-column">
      <style:table-column-properties style:column-width="2.432cm" style:rel-column-width="12204*"/>
    </style:style>
    <style:style style:name="Acronyms.B" style:family="table-column">
      <style:table-column-properties style:column-width="10.631cm" style:rel-column-width="53331*"/>
    </style:style>
    <style:style style:name="Acronym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Acronyms.B1" style:family="table-cell">
      <style:table-cell-properties fo:padding="0.097cm" fo:border="0.002cm solid #000000"/>
    </style:style>
    <style:style style:name="Acronyms.A2" style:family="table-cell">
      <style:table-cell-properties fo:background-color="transparent" fo:padding="0.097cm" fo:border-left="0.002cm solid #000000" fo:border-right="none" fo:border-top="none" fo:border-bottom="0.002cm solid #000000">
        <style:background-image/>
      </style:table-cell-properties>
    </style:style>
    <style:style style:name="Acronyms.B2" style:family="table-cell">
      <style:table-cell-properties fo:padding="0.097cm" fo:border-left="0.002cm solid #000000" fo:border-right="0.002cm solid #000000" fo:border-top="none" fo:border-bottom="0.002cm solid #000000"/>
    </style:style>
    <style:style style:name="Table3" style:family="table">
      <style:table-properties style:width="13.019cm" fo:margin-left="1.61cm" fo:margin-right="0.011cm" table:align="margins"/>
    </style:style>
    <style:style style:name="Table3.A" style:family="table-column">
      <style:table-column-properties style:column-width="2.346cm" style:rel-column-width="11808*"/>
    </style:style>
    <style:style style:name="Table3.B" style:family="table-column">
      <style:table-column-properties style:column-width="10.673cm" style:rel-column-width="53727*"/>
    </style:style>
    <style:style style:name="Table3.A1" style:family="table-cell">
      <style:table-cell-properties style:vertical-align="top"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style:vertical-align="top"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ulukko2" style:family="table">
      <style:table-properties style:width="13.01cm" table:align="right"/>
    </style:style>
    <style:style style:name="Taulukko2.A" style:family="table-column">
      <style:table-column-properties style:column-width="5.676cm"/>
    </style:style>
    <style:style style:name="Taulukko2.B" style:family="table-column">
      <style:table-column-properties style:column-width="7.334cm"/>
    </style:style>
    <style:style style:name="Taulukko2.A1" style:family="table-cell">
      <style:table-cell-properties fo:padding="0.097cm" fo:border-left="0.002cm solid #000000" fo:border-right="none" fo:border-top="0.002cm solid #000000" fo:border-bottom="0.002cm solid #000000"/>
    </style:style>
    <style:style style:name="Taulukko2.B1" style:family="table-cell">
      <style:table-cell-properties fo:padding="0.097cm" fo:border="0.002cm solid #000000"/>
    </style:style>
    <style:style style:name="Taulukko2.A2" style:family="table-cell">
      <style:table-cell-properties fo:padding="0.097cm" fo:border-left="0.002cm solid #000000" fo:border-right="none" fo:border-top="none" fo:border-bottom="0.002cm solid #000000"/>
    </style:style>
    <style:style style:name="Taulukko2.B2" style:family="table-cell">
      <style:table-cell-properties fo:padding="0.097cm" fo:border-left="0.002cm solid #000000" fo:border-right="0.002cm solid #000000" fo:border-top="none" fo:border-bottom="0.002cm solid #000000"/>
    </style:style>
    <style:style style:name="Taulukko3" style:family="table">
      <style:table-properties style:width="13.01cm" table:align="right"/>
    </style:style>
    <style:style style:name="Taulukko3.A" style:family="table-column">
      <style:table-column-properties style:column-width="5.676cm"/>
    </style:style>
    <style:style style:name="Taulukko3.B" style:family="table-column">
      <style:table-column-properties style:column-width="7.334cm"/>
    </style:style>
    <style:style style:name="Taulukko3.A1" style:family="table-cell">
      <style:table-cell-properties fo:padding="0.097cm" fo:border-left="0.002cm solid #000000" fo:border-right="none" fo:border-top="0.002cm solid #000000" fo:border-bottom="0.002cm solid #000000"/>
    </style:style>
    <style:style style:name="Taulukko3.B1" style:family="table-cell">
      <style:table-cell-properties fo:padding="0.097cm" fo:border="0.002cm solid #000000"/>
    </style:style>
    <style:style style:name="Taulukko3.A2" style:family="table-cell">
      <style:table-cell-properties fo:padding="0.097cm" fo:border-left="0.002cm solid #000000" fo:border-right="none" fo:border-top="none" fo:border-bottom="0.002cm solid #000000"/>
    </style:style>
    <style:style style:name="Taulukko3.B2" style:family="table-cell">
      <style:table-cell-properties fo:padding="0.097cm" fo:border-left="0.002cm solid #000000" fo:border-right="0.002cm solid #000000" fo:border-top="none" fo:border-bottom="0.002cm solid #000000"/>
    </style:style>
    <style:style style:name="Taulukko1" style:family="table">
      <style:table-properties style:width="14.64cm" table:align="margins"/>
    </style:style>
    <style:style style:name="Taulukko1.A" style:family="table-column">
      <style:table-column-properties style:column-width="1.131cm" style:rel-column-width="5061*"/>
    </style:style>
    <style:style style:name="Taulukko1.B" style:family="table-column">
      <style:table-column-properties style:column-width="6.11cm" style:rel-column-width="27350*"/>
    </style:style>
    <style:style style:name="Taulukko1.C" style:family="table-column">
      <style:table-column-properties style:column-width="2.477cm" style:rel-column-width="11085*"/>
    </style:style>
    <style:style style:name="Taulukko1.D" style:family="table-column">
      <style:table-column-properties style:column-width="2.838cm" style:rel-column-width="12704*"/>
    </style:style>
    <style:style style:name="Taulukko1.E" style:family="table-column">
      <style:table-column-properties style:column-width="2.085cm" style:rel-column-width="9335*"/>
    </style:style>
    <style:style style:name="Taulukko1.A1" style:family="table-cell">
      <style:table-cell-properties fo:padding="0.097cm" fo:border-left="0.002cm solid #000000" fo:border-right="none" fo:border-top="0.002cm solid #000000" fo:border-bottom="0.002cm solid #000000"/>
    </style:style>
    <style:style style:name="Taulukko1.E1" style:family="table-cell">
      <style:table-cell-properties fo:padding="0.097cm" fo:border="0.002cm solid #000000"/>
    </style:style>
    <style:style style:name="Taulukko1.A2" style:family="table-cell">
      <style:table-cell-properties fo:padding="0.097cm" fo:border-left="0.002cm solid #000000" fo:border-right="none" fo:border-top="none" fo:border-bottom="0.002cm solid #000000"/>
    </style:style>
    <style:style style:name="Taulukko1.E2" style:family="table-cell">
      <style:table-cell-properties fo:padding="0.097cm" fo:border-left="0.002cm solid #000000" fo:border-right="0.002cm solid #000000" fo:border-top="none" fo:border-bottom="0.002cm solid #000000"/>
    </style:style>
    <style:style style:name="Taulukko4" style:family="table">
      <style:table-properties style:width="13.058cm" table:align="right"/>
    </style:style>
    <style:style style:name="Taulukko4.A" style:family="table-column">
      <style:table-column-properties style:column-width="3.32cm"/>
    </style:style>
    <style:style style:name="Taulukko4.B" style:family="table-column">
      <style:table-column-properties style:column-width="3.295cm"/>
    </style:style>
    <style:style style:name="Taulukko4.D" style:family="table-column">
      <style:table-column-properties style:column-width="3.124cm"/>
    </style:style>
    <style:style style:name="Taulukko4.A1" style:family="table-cell">
      <style:table-cell-properties fo:padding="0.097cm" fo:border-left="0.002cm solid #000000" fo:border-right="none" fo:border-top="0.002cm solid #000000" fo:border-bottom="0.002cm solid #000000"/>
    </style:style>
    <style:style style:name="Taulukko4.D1" style:family="table-cell">
      <style:table-cell-properties fo:padding="0.097cm" fo:border="0.002cm solid #000000"/>
    </style:style>
    <style:style style:name="Taulukko4.A2" style:family="table-cell">
      <style:table-cell-properties fo:padding="0.097cm" fo:border-left="0.002cm solid #000000" fo:border-right="none" fo:border-top="none" fo:border-bottom="0.002cm solid #000000"/>
    </style:style>
    <style:style style:name="Taulukko4.D2" style:family="table-cell">
      <style:table-cell-properties fo:padding="0.097cm" fo:border-left="0.002cm solid #000000" fo:border-right="0.002cm solid #000000" fo:border-top="none" fo:border-bottom="0.002cm solid #000000"/>
    </style:style>
    <style:style style:name="Taulukko5" style:family="table">
      <style:table-properties style:width="13.083cm" table:align="right"/>
    </style:style>
    <style:style style:name="Taulukko5.A" style:family="table-column">
      <style:table-column-properties style:column-width="2.23cm"/>
    </style:style>
    <style:style style:name="Taulukko5.B" style:family="table-column">
      <style:table-column-properties style:column-width="2.251cm"/>
    </style:style>
    <style:style style:name="Taulukko5.C" style:family="table-column">
      <style:table-column-properties style:column-width="2.249cm"/>
    </style:style>
    <style:style style:name="Taulukko5.D" style:family="table-column">
      <style:table-column-properties style:column-width="2.171cm"/>
    </style:style>
    <style:style style:name="Taulukko5.E" style:family="table-column">
      <style:table-column-properties style:column-width="2.032cm"/>
    </style:style>
    <style:style style:name="Taulukko5.F" style:family="table-column">
      <style:table-column-properties style:column-width="2.15cm"/>
    </style:style>
    <style:style style:name="Taulukko5.A1" style:family="table-cell">
      <style:table-cell-properties fo:padding="0.097cm" fo:border-left="0.002cm solid #000000" fo:border-right="none" fo:border-top="0.002cm solid #000000" fo:border-bottom="0.002cm solid #000000"/>
    </style:style>
    <style:style style:name="Taulukko5.F1" style:family="table-cell">
      <style:table-cell-properties fo:padding="0.097cm" fo:border="0.002cm solid #000000"/>
    </style:style>
    <style:style style:name="Taulukko5.A2" style:family="table-cell">
      <style:table-cell-properties fo:padding="0.097cm" fo:border-left="0.002cm solid #000000" fo:border-right="none" fo:border-top="none" fo:border-bottom="0.002cm solid #000000"/>
    </style:style>
    <style:style style:name="Taulukko5.F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fi" fo:country="FI"/>
    </style:style>
    <style:style style:name="P2" style:family="paragraph" style:parent-style-name="Footer">
      <style:text-properties fo:language="fi" fo:country="FI"/>
    </style:style>
    <style:style style:name="P3" style:family="paragraph" style:parent-style-name="Table_20_Contents">
      <style:text-properties fo:language="fi" fo:country="FI"/>
    </style:style>
    <style:style style:name="P4" style:family="paragraph" style:parent-style-name="Table_20_Contents">
      <style:paragraph-properties fo:text-align="center" style:justify-single-word="false"/>
      <style:text-properties fo:language="fi" fo:country="FI"/>
    </style:style>
    <style:style style:name="P5" style:family="paragraph" style:parent-style-name="Table_20_Contents">
      <style:paragraph-properties fo:text-align="start" style:justify-single-word="false"/>
      <style:text-properties fo:language="fi" fo:country="FI"/>
    </style:style>
    <style:style style:name="P6" style:family="paragraph" style:parent-style-name="Table_20_Contents">
      <style:text-properties fo:language="fi" fo:country="FI" fo:font-weight="bold" style:font-weight-asian="bold" style:font-weight-complex="bold"/>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font-weight="normal" style:font-weight-asian="normal" style:font-weight-complex="normal"/>
    </style:style>
    <style:style style:name="P9" style:family="paragraph" style:parent-style-name="Table_20_Heading">
      <style:text-properties fo:language="fi" fo:country="FI"/>
    </style:style>
    <style:style style:name="P10" style:family="paragraph" style:parent-style-name="Table">
      <style:paragraph-properties fo:keep-with-next="always"/>
      <style:text-properties fo:language="fi" fo:country="FI"/>
    </style:style>
    <style:style style:name="P11" style:family="paragraph" style:parent-style-name="Frame_20_contents">
      <style:paragraph-properties fo:line-height="100%" fo:text-align="center" style:justify-single-word="false"/>
      <style:text-properties fo:font-size="6pt" fo:language="fi" fo:country="FI"/>
    </style:style>
    <style:style style:name="P12" style:family="paragraph" style:parent-style-name="Frame_20_contents">
      <style:paragraph-properties fo:line-height="100%" fo:text-align="center" style:justify-single-word="false"/>
      <style:text-properties fo:font-size="44pt" fo:language="fi" fo:country="FI"/>
    </style:style>
    <style:style style:name="P13" style:family="paragraph" style:parent-style-name="Frame_20_contents">
      <style:paragraph-properties fo:line-height="100%" fo:text-align="center" style:justify-single-word="false"/>
      <style:text-properties fo:font-size="20pt" fo:language="fi" fo:country="FI"/>
    </style:style>
    <style:style style:name="P14" style:family="paragraph" style:parent-style-name="Frame_20_contents">
      <style:paragraph-properties>
        <style:tab-stops>
          <style:tab-stop style:position="1.508cm"/>
        </style:tab-stops>
      </style:paragraph-properties>
      <style:text-properties fo:language="fi" fo:country="FI"/>
    </style:style>
    <style:style style:name="P15" style:family="paragraph" style:parent-style-name="Addressee">
      <style:paragraph-properties fo:margin-left="0cm" fo:margin-right="0cm" fo:text-indent="0cm" style:auto-text-indent="false"/>
      <style:text-properties fo:font-size="10pt" fo:language="fi" fo:country="FI" style:font-size-asian="10pt"/>
    </style:style>
    <style:style style:name="P16" style:family="paragraph" style:parent-style-name="Text_20_body">
      <style:paragraph-properties fo:margin-left="0cm" fo:margin-right="0cm" fo:text-indent="0cm" style:auto-text-indent="false"/>
      <style:text-properties fo:language="fi" fo:country="FI"/>
    </style:style>
    <style:style style:name="P17" style:family="paragraph" style:parent-style-name="Text_20_body">
      <style:paragraph-properties fo:margin-left="0cm" fo:margin-right="0cm" fo:text-indent="0cm" style:auto-text-indent="false"/>
      <style:text-properties style:use-window-font-color="true" style:font-name="Times New Roman" fo:language="fi" fo:country="FI" fo:background-color="#ffff00" style:font-name-asian="Times New Roman" style:font-size-asian="12pt"/>
    </style:style>
    <style:style style:name="P18" style:family="paragraph" style:parent-style-name="Table_20_Contents">
      <style:paragraph-properties fo:margin-left="0cm" fo:margin-right="0cm" fo:text-indent="0cm" style:auto-text-indent="false"/>
    </style:style>
    <style:style style:name="P19" style:family="paragraph" style:parent-style-name="Addressee">
      <style:text-properties fo:language="fi" fo:country="FI"/>
    </style:style>
    <style:style style:name="P20" style:family="paragraph" style:parent-style-name="Heading_20__28_unnumbered_29_">
      <style:text-properties fo:language="fi" fo:country="FI"/>
    </style:style>
    <style:style style:name="P21" style:family="paragraph" style:parent-style-name="Separating_20_header">
      <style:text-properties fo:language="fi" fo:country="FI"/>
    </style:style>
    <style:style style:name="P22" style:family="paragraph" style:parent-style-name="Table_20_footer">
      <style:text-properties fo:language="fi" fo:country="FI"/>
    </style:style>
    <style:style style:name="P23" style:family="paragraph" style:parent-style-name="Table_20_footer">
      <style:text-properties fo:language="fi" fo:country="FI" fo:font-style="normal" fo:font-weight="normal"/>
    </style:style>
    <style:style style:name="P24" style:family="paragraph" style:parent-style-name="Text_20_body">
      <style:text-properties style:font-name="Times New Roman1" fo:font-size="10pt" fo:language="fi" fo:country="FI" style:font-name-asian="Times New Roman1" style:font-size-asian="10pt" style:font-name-complex="Times New Roman1" style:font-size-complex="10pt"/>
    </style:style>
    <style:style style:name="P25" style:family="paragraph" style:parent-style-name="Text_20_body">
      <style:paragraph-properties fo:text-align="justify" style:justify-single-word="false"/>
      <style:text-properties style:font-name="Times New Roman1" fo:font-size="10pt" fo:language="fi" fo:country="FI" style:font-name-asian="Times New Roman1" style:font-size-asian="10pt" style:font-name-complex="Times New Roman1" style:font-size-complex="10pt"/>
    </style:style>
    <style:style style:name="P26" style:family="paragraph" style:parent-style-name="Text_20_body">
      <style:text-properties fo:language="fi" fo:country="FI"/>
    </style:style>
    <style:style style:name="P27" style:family="paragraph" style:parent-style-name="Text_20_body">
      <style:text-properties fo:language="fi" fo:country="FI" fo:background-color="#ffff00"/>
    </style:style>
    <style:style style:name="P28" style:family="paragraph" style:parent-style-name="Text_20_body">
      <style:text-properties fo:language="fi" fo:country="FI" fo:background-color="transparent"/>
    </style:style>
    <style:style style:name="P29" style:family="paragraph" style:parent-style-name="Text_20_body">
      <style:text-properties fo:language="fi" fo:country="FI" fo:font-weight="bold" style:font-weight-asian="bold" style:font-weight-complex="bold"/>
    </style:style>
    <style:style style:name="P30" style:family="paragraph" style:parent-style-name="Text_20_body">
      <style:text-properties fo:language="fi" fo:country="FI" fo:font-style="italic" style:font-style-asian="italic" style:font-style-complex="italic"/>
    </style:style>
    <style:style style:name="P31" style:family="paragraph" style:parent-style-name="Text_20_body">
      <style:text-properties fo:language="fi" fo:country="FI" fo:font-weight="normal" style:font-weight-asian="normal" style:font-weight-complex="normal"/>
    </style:style>
    <style:style style:name="P32" style:family="paragraph" style:parent-style-name="Text_20_body">
      <style:paragraph-properties fo:text-align="justify" style:justify-single-word="false" fo:orphans="2" fo:widows="2" style:text-autospace="none"/>
      <style:text-properties style:use-window-font-color="true" style:font-name="Times New Roman" fo:language="fi" fo:country="FI" fo:background-color="transparent" style:font-name-asian="Times New Roman" style:font-size-asian="12pt"/>
    </style:style>
    <style:style style:name="P33" style:family="paragraph" style:parent-style-name="Text_20_body">
      <style:text-properties style:use-window-font-color="true" fo:language="fi" fo:country="FI"/>
    </style:style>
    <style:style style:name="P34" style:family="paragraph" style:parent-style-name="Text_20_body">
      <style:paragraph-properties fo:margin-left="4.001cm" fo:margin-right="0cm" fo:text-align="start" style:justify-single-word="false" fo:text-indent="-2.39cm" style:auto-text-indent="false"/>
      <style:text-properties style:use-window-font-color="true" fo:language="fi" fo:country="FI"/>
    </style:style>
    <style:style style:name="P35" style:family="paragraph" style:parent-style-name="Text_20_body_20_indent">
      <style:text-properties fo:language="fi" fo:country="FI"/>
    </style:style>
    <style:style style:name="P36" style:family="paragraph" style:parent-style-name="Table">
      <style:paragraph-properties fo:margin-top="0cm" fo:margin-bottom="0cm" fo:line-height="150%" fo:text-align="justify" style:justify-single-word="false" fo:orphans="2" fo:widows="2" fo:padding="0.049cm" fo:border-left="none" fo:border-right="none" fo:border-top="none" fo:border-bottom="0.002cm solid #000000" fo:keep-with-next="always" text:number-lines="false" text:line-number="0" style:text-autospace="none"/>
      <style:text-properties fo:language="fi" fo:country="FI"/>
    </style:style>
    <style:style style:name="P37" style:family="paragraph" style:parent-style-name="Text_20_body">
      <style:paragraph-properties fo:margin-left="0cm" fo:margin-right="0cm" fo:text-indent="-0.635cm" style:auto-text-indent="false"/>
      <style:text-properties style:font-name="Times New Roman1" fo:font-size="10pt" fo:language="fi" fo:country="FI" style:font-name-asian="Times New Roman1" style:font-size-asian="10pt" style:font-name-complex="Times New Roman1" style:font-size-complex="10pt"/>
    </style:style>
    <style:style style:name="P38" style:family="paragraph" style:parent-style-name="Text_20_body" style:list-style-name="L1">
      <style:text-properties style:font-name="Times New Roman1" fo:font-size="10pt" fo:language="fi" fo:country="FI" style:font-name-asian="Times New Roman1" style:font-size-asian="10pt" style:font-name-complex="Times New Roman1" style:font-size-complex="10pt"/>
    </style:style>
    <style:style style:name="P39" style:family="paragraph" style:parent-style-name="Text_20_body" style:list-style-name="L2">
      <style:text-properties style:font-name="Times New Roman1" fo:font-size="10pt" fo:language="fi" fo:country="FI" style:font-name-asian="Times New Roman1" style:font-size-asian="10pt" style:font-name-complex="Times New Roman1" style:font-size-complex="10pt"/>
    </style:style>
    <style:style style:name="P40" style:family="paragraph" style:parent-style-name="Text_20_body" style:list-style-name="L3">
      <style:text-properties style:font-name="Times New Roman1" fo:font-size="10pt" fo:language="fi" fo:country="FI" style:font-name-asian="Times New Roman1" style:font-size-asian="10pt" style:font-name-complex="Times New Roman1" style:font-size-complex="10pt"/>
    </style:style>
    <style:style style:name="P41" style:family="paragraph" style:parent-style-name="Text_20_body" style:list-style-name="L4">
      <style:text-properties style:font-name="Times New Roman1" fo:font-size="10pt" fo:language="fi" fo:country="FI" style:font-name-asian="Times New Roman1" style:font-size-asian="10pt" style:font-name-complex="Times New Roman1" style:font-size-complex="10pt"/>
    </style:style>
    <style:style style:name="P42" style:family="paragraph" style:parent-style-name="Text_20_body" style:list-style-name="L5">
      <style:text-properties style:font-name="Times New Roman1" fo:font-size="10pt" fo:language="fi" fo:country="FI" style:font-name-asian="Times New Roman1" style:font-size-asian="10pt" style:font-name-complex="Times New Roman1" style:font-size-complex="10pt"/>
    </style:style>
    <style:style style:name="P43" style:family="paragraph" style:parent-style-name="Text_20_body">
      <style:text-properties fo:language="fi" fo:country="FI"/>
    </style:style>
    <style:style style:name="P44" style:family="paragraph" style:parent-style-name="Text_20_body">
      <style:text-properties fo:language="fi" fo:country="FI" fo:background-color="transparent"/>
    </style:style>
    <style:style style:name="P45" style:family="paragraph" style:parent-style-name="Text_20_body">
      <style:text-properties fo:language="fi" fo:country="FI" fo:font-weight="bold" style:font-weight-asian="bold" style:font-weight-complex="bold"/>
    </style:style>
    <style:style style:name="P46" style:family="paragraph" style:parent-style-name="Text_20_body">
      <style:text-properties fo:language="fi" fo:country="FI" fo:font-weight="normal" style:font-weight-asian="normal" style:font-weight-complex="normal"/>
    </style:style>
    <style:style style:name="P47" style:family="paragraph" style:parent-style-name="Text_20_body">
      <style:text-properties fo:language="fi" fo:country="FI" fo:font-style="italic" style:font-style-asian="italic" style:font-style-complex="italic"/>
    </style:style>
    <style:style style:name="P48" style:family="paragraph" style:parent-style-name="Text_20_body">
      <style:paragraph-properties fo:text-align="justify" style:justify-single-word="false" fo:orphans="2" fo:widows="2" style:text-autospace="none"/>
      <style:text-properties style:use-window-font-color="true" style:font-name="Times New Roman" fo:language="fi" fo:country="FI" fo:background-color="transparent" style:font-name-asian="Times New Roman" style:font-size-asian="12pt"/>
    </style:style>
    <style:style style:name="P49" style:family="paragraph" style:parent-style-name="Text_20_body">
      <style:paragraph-properties fo:text-align="justify" style:justify-single-word="false" fo:orphans="2" fo:widows="2" style:text-autospace="none"/>
      <style:text-properties style:use-window-font-color="true" style:font-name="Times New Roman" fo:language="fi" fo:country="FI" fo:font-style="italic" fo:background-color="transparent" style:font-name-asian="Times New Roman" style:font-size-asian="12pt" style:font-style-asian="italic" style:font-style-complex="italic"/>
    </style:style>
    <style:style style:name="P50" style:family="paragraph" style:parent-style-name="Text_20_body">
      <style:text-properties fo:font-style="italic" style:font-style-asian="italic" style:font-style-complex="italic"/>
    </style:style>
    <style:style style:name="P51" style:family="paragraph" style:parent-style-name="Text_20_body">
      <style:paragraph-properties fo:margin-left="0cm" fo:margin-right="0cm" fo:text-indent="0cm" style:auto-text-indent="false"/>
      <style:text-properties fo:font-style="italic" style:font-style-asian="italic" style:font-style-complex="italic"/>
    </style:style>
    <style:style style:name="P52" style:family="paragraph" style:parent-style-name="Text_20_body" style:master-page-name="">
      <style:paragraph-properties fo:margin-left="1.54cm" fo:margin-right="0cm" fo:margin-top="0cm" fo:margin-bottom="0cm" fo:line-height="100%" fo:text-align="justify" style:justify-single-word="false" fo:orphans="2" fo:widows="2" fo:text-indent="0cm" style:auto-text-indent="false" style:page-number="auto" fo:background-color="transparent" style:text-autospace="none">
        <style:tab-stops/>
        <style:background-image/>
      </style:paragraph-properties>
    </style:style>
    <style:style style:name="P53" style:family="paragraph" style:parent-style-name="Heading_20_1">
      <style:text-properties fo:language="fi" fo:country="FI"/>
    </style:style>
    <style:style style:name="P54" style:family="paragraph" style:parent-style-name="Heading_20_1" style:master-page-name="Standard">
      <style:paragraph-properties style:page-number="auto"/>
      <style:text-properties fo:language="fi" fo:country="FI"/>
    </style:style>
    <style:style style:name="P55" style:family="paragraph" style:parent-style-name="Heading_20_2">
      <style:text-properties fo:language="fi" fo:country="FI"/>
    </style:style>
    <style:style style:name="P56" style:family="paragraph" style:parent-style-name="Heading_20_2">
      <style:text-properties fo:font-weight="bold" style:font-weight-asian="bold" style:font-weight-complex="bold"/>
    </style:style>
    <style:style style:name="P57" style:family="paragraph" style:parent-style-name="Table_20_Contents">
      <style:paragraph-properties fo:text-align="center" style:justify-single-word="false"/>
      <style:text-properties fo:font-weight="bold" style:font-weight-asian="bold" style:font-weight-complex="bold"/>
    </style:style>
    <style:style style:name="P58" style:family="paragraph" style:parent-style-name="Table_20_Contents">
      <style:paragraph-properties fo:text-align="center" style:justify-single-word="false"/>
    </style:style>
    <style:style style:name="P59" style:family="paragraph" style:parent-style-name="Table_20_Contents">
      <style:paragraph-properties fo:margin-left="0cm" fo:margin-right="0cm" fo:text-indent="0cm" style:auto-text-indent="false"/>
      <style:text-properties fo:language="fi" fo:country="FI"/>
    </style:style>
    <style:style style:name="P60" style:family="paragraph" style:parent-style-name="Frame_20_contents">
      <style:paragraph-properties>
        <style:tab-stops>
          <style:tab-stop style:position="1.508cm"/>
        </style:tab-stops>
      </style:paragraph-properties>
      <style:text-properties fo:language="fi" fo:country="FI" fo:font-weight="bold" style:font-weight-asian="bold" style:font-weight-complex="bold"/>
    </style:style>
    <style:style style:name="P61" style:family="paragraph" style:parent-style-name="Addressee" style:master-page-name="First_20_Page">
      <style:paragraph-properties fo:margin-left="0cm" fo:margin-right="0cm" fo:text-indent="0cm" style:auto-text-indent="false" style:page-number="auto"/>
      <style:text-properties fo:font-size="10pt" fo:language="fi" fo:country="FI" style:font-size-asian="10pt"/>
    </style:style>
    <style:style style:name="P62" style:family="paragraph" style:parent-style-name="Contents_20_1">
      <style:paragraph-properties>
        <style:tab-stops>
          <style:tab-stop style:position="0.801cm"/>
          <style:tab-stop style:position="14.64cm" style:type="right" style:leader-style="dotted" style:leader-text="."/>
        </style:tab-stops>
      </style:paragraph-properties>
    </style:style>
    <style:style style:name="P63" style:family="paragraph" style:parent-style-name="Contents_20_2">
      <style:paragraph-properties>
        <style:tab-stops>
          <style:tab-stop style:position="0.801cm"/>
          <style:tab-stop style:position="14.215cm" style:type="right" style:leader-style="dotted" style:leader-text="."/>
        </style:tab-stops>
      </style:paragraph-properties>
    </style:style>
    <style:style style:name="T1" style:family="text">
      <style:text-properties fo:font-size="24pt"/>
    </style:style>
    <style:style style:name="T2" style:family="text">
      <style:text-properties fo:font-size="24pt" style:font-size-asian="24pt" style:font-size-complex="24pt"/>
    </style:style>
    <style:style style:name="T3" style:family="text">
      <style:text-properties fo:font-weight="normal" style:font-weight-asian="normal" style:font-weight-complex="normal"/>
    </style:style>
    <style:style style:name="T4" style:family="text">
      <style:text-properties fo:background-color="transparent"/>
    </style:style>
    <style:style style:name="T5" style:family="text">
      <style:text-properties fo:font-weight="bold" style:font-weight-asian="bold" style:font-weight-complex="bold"/>
    </style:style>
    <style:style style:name="T6" style:family="text">
      <style:text-properties fo:language="fi" fo:country="FI"/>
    </style:style>
    <style:style style:name="fr1" style:family="graphic" style:parent-style-name="Graphics">
      <style:graphic-properties style:vertical-pos="from-top" style:vertical-rel="page" style:horizontal-pos="center" style:horizontal-rel="paragraph"/>
    </style:style>
    <style:style style:name="fr2" style:family="graphic" style:parent-style-name="Graphics">
      <style:graphic-properties style:vertical-pos="top" style:vertical-rel="baseline" style:horizontal-pos="left" style:horizontal-rel="paragraph"/>
    </style:style>
    <style:style style:name="fr3" style:family="graphic" style:parent-style-name="Graphics">
      <style:graphic-properties style:run-through="foreground" style:wrap="run-through" style:number-wrapped-paragraphs="no-limit" style:vertical-pos="bottom" style:vertical-rel="paragraph" style:horizontal-pos="right" style:horizontal-rel="paragraph"/>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88cm" fo:text-indent="-0.635cm" fo:margin-left="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25cm" fo:text-indent="-0.635cm" fo:margin-left="7.3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6cm" fo:text-indent="-0.635cm" fo:margin-left="7.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95cm" fo:text-indent="-0.635cm" fo:margin-left="8.59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88cm" fo:text-indent="-0.635cm" fo:margin-left="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25cm" fo:text-indent="-0.635cm" fo:margin-left="7.3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6cm" fo:text-indent="-0.635cm" fo:margin-left="7.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95cm" fo:text-indent="-0.635cm" fo:margin-left="8.59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88cm" fo:text-indent="-0.635cm" fo:margin-left="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25cm" fo:text-indent="-0.635cm" fo:margin-left="7.3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6cm" fo:text-indent="-0.635cm" fo:margin-left="7.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95cm" fo:text-indent="-0.635cm" fo:margin-left="8.59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88cm" fo:text-indent="-0.635cm" fo:margin-left="2.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515cm" fo:text-indent="-0.635cm" fo:margin-left="3.5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15cm" fo:text-indent="-0.635cm" fo:margin-left="4.1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785cm" fo:text-indent="-0.635cm" fo:margin-left="4.7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42cm" fo:text-indent="-0.635cm" fo:margin-left="5.4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055cm" fo:text-indent="-0.635cm" fo:margin-left="6.0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69cm" fo:text-indent="-0.635cm" fo:margin-left="6.6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325cm" fo:text-indent="-0.635cm" fo:margin-left="7.3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96cm" fo:text-indent="-0.635cm" fo:margin-left="7.9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595cm" fo:text-indent="-0.635cm" fo:margin-left="8.59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4.193cm" fo:text-indent="-0.635cm" fo:margin-left="4.1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828cm" fo:text-indent="-0.635cm" fo:margin-left="4.8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463cm" fo:text-indent="-0.635cm" fo:margin-left="5.4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098cm" fo:text-indent="-0.635cm" fo:margin-left="6.0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733cm" fo:text-indent="-0.635cm" fo:margin-left="6.7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368cm" fo:text-indent="-0.635cm" fo:margin-left="7.3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03cm" fo:text-indent="-0.635cm" fo:margin-left="8.0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638cm" fo:text-indent="-0.635cm" fo:margin-left="8.6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273cm" fo:text-indent="-0.635cm" fo:margin-left="9.2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08cm" fo:text-indent="-0.635cm" fo:margin-left="9.908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88cm" fo:text-indent="-0.635cm" fo:margin-left="2.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515cm" fo:text-indent="-0.635cm" fo:margin-left="3.5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15cm" fo:text-indent="-0.635cm" fo:margin-left="4.1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785cm" fo:text-indent="-0.635cm" fo:margin-left="4.7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42cm" fo:text-indent="-0.635cm" fo:margin-left="5.4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055cm" fo:text-indent="-0.635cm" fo:margin-left="6.0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69cm" fo:text-indent="-0.635cm" fo:margin-left="6.6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325cm" fo:text-indent="-0.635cm" fo:margin-left="7.3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96cm" fo:text-indent="-0.635cm" fo:margin-left="7.9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595cm" fo:text-indent="-0.635cm" fo:margin-left="8.59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user-field-decls>
        <text:user-field-decl office:value-type="string" office:string-value="Henkilöstön osaamisen hallinnan työkalu" text:name="nameproject"/>
        <text:user-field-decl office:value-type="string" office:string-value="Projektisuunnitelma" text:name="typeDocument"/>
        <text:user-field-decl office:value-type="string" office:string-value="1.2" text:name="versionDocument"/>
        <text:user-field-decl office:value-type="string" office:string-value="Mahtirojekti" text:name="namegroup"/>
        <text:user-field-decl office:value-type="string" office:string-value="4" text:name="numberproject"/>
      </text:user-field-decls>
      <draw:frame draw:style-name="fr1" draw:name="Frame1" text:anchor-type="page" text:anchor-page-number="1" svg:y="11.483cm" svg:width="12.384cm" draw:z-index="1">
        <draw:text-box fo:min-height="4.979cm">
          <text:p text:style-name="P11"/>
          <text:p text:style-name="P12"><text:span text:style-name="T1"><text:user-field-get text:name="namegroup">Mahtirojekti</text:user-field-get></text:span><text:span text:style-name="T1"> (</text:span><text:span text:style-name="T2"><text:user-field-get text:name="numberproject">4</text:user-field-get></text:span><text:span text:style-name="T1">)<text:line-break/></text:span><text:user-field-get text:name="nameproject">Henkilöstön osaamisen hallinnan työkalu</text:user-field-get></text:p>
          <text:p text:style-name="P13"/>
          <text:p text:style-name="P13"><text:user-field-get text:name="typeDocument">Projektisuunnitelma</text:user-field-get></text:p>
        </draw:text-box>
      </draw:frame>
      <text:p text:style-name="P61"><draw:frame draw:style-name="fr2" draw:name="Frame4" text:anchor-type="as-char" svg:width="8.931cm" draw:z-index="2"><draw:text-box fo:min-height="1.931cm"><text:p text:style-name="P19">Tampereen teknillinen yliopisto<text:line-break/>Tietotekniikan laitos<text:line-break/>TIE-13100 Tietotekniikan projektityö</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3" draw:name="Frame2" text:anchor-type="char" svg:width="7.345cm" draw:z-index="0"><draw:text-box fo:min-height="2.771cm"><text:p text:style-name="P60">211594<text:tab/>Jussi Tuurinkoski</text:p><text:p text:style-name="P14">211419<text:tab/>Taina Peltonen<text:line-break/>205437<text:tab/>Oskari Ruutiainen<text:line-break/>211479<text:tab/>Niko Junkala</text:p><text:p text:style-name="P14">218197<text:tab/>Juho Teperi</text:p><text:p text:style-name="P14">205870<text:tab/>Masi Kajander</text:p></draw:text-box></draw:frame></text:p>
      <text:p text:style-name="P20">Versiohistoria</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9">Versio:</text:p>
            </table:table-cell>
            <table:table-cell table:style-name="Table2.A1" office:value-type="string">
              <text:p text:style-name="P9">Päiväys:</text:p>
            </table:table-cell>
            <table:table-cell table:style-name="Table2.A1" office:value-type="string">
              <text:p text:style-name="P9">Tekijä:</text:p>
            </table:table-cell>
            <table:table-cell table:style-name="Table2.A1" office:value-type="string">
              <text:p text:style-name="P9">Kuvaus:</text:p>
            </table:table-cell>
          </table:table-row>
        </table:table-header-rows>
        <table:table-row>
          <table:table-cell table:style-name="Table2.A1" office:value-type="string">
            <text:p text:style-name="P4">0.1</text:p>
          </table:table-cell>
          <table:table-cell table:style-name="Table2.A1" office:value-type="string">
            <text:p text:style-name="P4">20.09.2013</text:p>
          </table:table-cell>
          <table:table-cell table:style-name="Table2.A1" office:value-type="string">
            <text:p text:style-name="P3">Peltonen, Ruutiainen, Tuurinkoski</text:p>
          </table:table-cell>
          <table:table-cell table:style-name="Table2.A1" office:value-type="string">
            <text:p text:style-name="P3">Ensimmäinen versio</text:p>
          </table:table-cell>
        </table:table-row>
        <table:table-row>
          <table:table-cell table:style-name="Table2.A1" office:value-type="string">
            <text:p text:style-name="P4">0.2</text:p>
          </table:table-cell>
          <table:table-cell table:style-name="Table2.B3" office:value-type="string">
            <text:p text:style-name="P4">23.09.2013</text:p>
          </table:table-cell>
          <table:table-cell table:style-name="Table2.A1" office:value-type="string">
            <text:p text:style-name="P3">Ruutiainen, Tuurinkoski</text:p>
          </table:table-cell>
          <table:table-cell table:style-name="Table2.D3" office:value-type="string">
            <text:p text:style-name="P3">Rungon läpikäynti ja asiasisältö suurpiirteisesti</text:p>
          </table:table-cell>
        </table:table-row>
        <table:table-row>
          <table:table-cell table:style-name="Table2.A1" office:value-type="string">
            <text:p text:style-name="P4">0.3</text:p>
          </table:table-cell>
          <table:table-cell table:style-name="Table2.B3" office:value-type="string">
            <text:p text:style-name="P4">24.09.2013</text:p>
          </table:table-cell>
          <table:table-cell table:style-name="Table2.D3" office:value-type="string">
            <text:p text:style-name="P3">Peltonen</text:p>
          </table:table-cell>
          <table:table-cell table:style-name="Table2.A1" office:value-type="string">
            <text:p text:style-name="P3">Ranskalaisia viivoja lauseiksi, riskejä lisätty</text:p>
          </table:table-cell>
        </table:table-row>
        <table:table-row>
          <table:table-cell table:style-name="Table2.A1" office:value-type="string">
            <text:p text:style-name="P4">0.4</text:p>
          </table:table-cell>
          <table:table-cell table:style-name="Table2.A1" office:value-type="string">
            <text:p text:style-name="P4">24.09.2013</text:p>
          </table:table-cell>
          <table:table-cell table:style-name="Table2.A1" office:value-type="string">
            <text:p text:style-name="P3">Tuurinkoski</text:p>
          </table:table-cell>
          <table:table-cell table:style-name="Table2.A1" office:value-type="string">
            <text:p text:style-name="P3">Muotoilukorjauksia, riskien päivitystä sekä lauseiden muodostusta kerätyistä avainasioista</text:p>
          </table:table-cell>
        </table:table-row>
        <table:table-row>
          <table:table-cell table:style-name="Table2.A1" office:value-type="string">
            <text:p text:style-name="P4">1.0</text:p>
          </table:table-cell>
          <table:table-cell table:style-name="Table2.A1" office:value-type="string">
            <text:p text:style-name="P4">27.09.2013</text:p>
          </table:table-cell>
          <table:table-cell table:style-name="Table2.A1" office:value-type="string">
            <text:p text:style-name="P3">Tuurinkoski </text:p>
          </table:table-cell>
          <table:table-cell table:style-name="Table2.A1" office:value-type="string">
            <text:p text:style-name="P59"><text:s text:c="2"/>Vaihekohtainen suunnitelma</text:p>
          </table:table-cell>
        </table:table-row>
        <table:table-row>
          <table:table-cell table:style-name="Table2.A1" office:value-type="string">
            <text:p text:style-name="P4">1.1</text:p>
          </table:table-cell>
          <table:table-cell table:style-name="Table2.A1" office:value-type="string">
            <text:p text:style-name="P4">06.10.2013</text:p>
          </table:table-cell>
          <table:table-cell table:style-name="Table2.A1" office:value-type="string">
            <text:p text:style-name="P3">Tuurinkoski, Ruutiainen</text:p>
          </table:table-cell>
          <table:table-cell table:style-name="Table2.A1" office:value-type="string">
            <text:p text:style-name="P3">Asiakkaan kommenttien läpikäynti</text:p>
          </table:table-cell>
        </table:table-row>
        <table:table-row>
          <table:table-cell table:style-name="Table2.A1" office:value-type="string">
            <text:p text:style-name="P4">1.2</text:p>
          </table:table-cell>
          <table:table-cell table:style-name="Table2.A1" office:value-type="string">
            <text:p text:style-name="P4">18.10.2013</text:p>
          </table:table-cell>
          <table:table-cell table:style-name="Table2.A1" office:value-type="string">
            <text:p text:style-name="P3">Tuurinkoski</text:p>
          </table:table-cell>
          <table:table-cell table:style-name="Table2.A1" office:value-type="string">
            <text:p text:style-name="P3">Päivitykset kommenttien pohjalta sekä vaiheiden suunnitelan päivitys </text:p>
          </table:table-cell>
        </table:table-row>
        <table:table-row>
          <table:table-cell table:style-name="Table2.A1" office:value-type="string">
            <text:p text:style-name="P4">1.3</text:p>
          </table:table-cell>
          <table:table-cell table:style-name="Table2.A1" office:value-type="string">
            <text:p text:style-name="P4">04.11.2013</text:p>
          </table:table-cell>
          <table:table-cell table:style-name="Table2.A1" office:value-type="string">
            <text:p text:style-name="P3">Tuurinkoski</text:p>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4"/>
          </table:table-cell>
          <table:table-cell table:style-name="Table2.D3"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
      <text:p text:style-name="P20">Sisälly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ab-stop style:type="left" style:position="0.80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801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801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0.801cm"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0.801cm"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0.801cm" style:leader-char=" "/>
            <text:index-entry-text/>
            <text:index-entry-tab-stop style:type="right" style:leader-char="."/>
            <text:index-entry-page-number/>
          </text:table-of-content-entry-template>
          <text:table-of-content-entry-template text:outline-level="8" text:style-name="Contents_20_8">
            <text:index-entry-chapter/>
            <text:index-entry-tab-stop style:type="left" style:position="0.801cm" style:leader-char=" "/>
            <text:index-entry-text/>
            <text:index-entry-tab-stop style:type="right" style:leader-char="."/>
            <text:index-entry-page-number/>
          </text:table-of-content-entry-template>
          <text:table-of-content-entry-template text:outline-level="9" text:style-name="Contents_20_9">
            <text:index-entry-chapter/>
            <text:index-entry-tab-stop style:type="left" style:position="0.801cm" style:leader-char=" "/>
            <text:index-entry-text/>
            <text:index-entry-tab-stop style:type="right" style:leader-char="."/>
            <text:index-entry-page-number/>
          </text:table-of-content-entry-template>
          <text:table-of-content-entry-template text:outline-level="10" text:style-name="Contents_20_10">
            <text:index-entry-chapter/>
            <text:index-entry-tab-stop style:type="left" style:position="0.801cm" style:leader-char=" "/>
            <text:index-entry-text/>
            <text:index-entry-tab-stop style:type="right" style:leader-char="."/>
            <text:index-entry-page-number/>
          </text:table-of-content-entry-template>
        </text:table-of-content-source>
        <text:index-body>
          <text:p text:style-name="P62">1.<text:tab/>Johdanto<text:tab/>4</text:p>
          <text:p text:style-name="P63">1.1<text:tab/>TARKOITUS JA LAAJUUS<text:tab/>4</text:p>
          <text:p text:style-name="P63">1.2<text:tab/>TUOTE JA YMPÄRISTÖ<text:tab/>4</text:p>
          <text:p text:style-name="P63">1.3<text:tab/>MÄÄRITTELYT JA LYHENTEET<text:tab/>4</text:p>
          <text:p text:style-name="P63">1.4<text:tab/>RAJOITTEET<text:tab/>4</text:p>
          <text:p text:style-name="P63">1.5<text:tab/>VIITTEET<text:tab/>5</text:p>
          <text:p text:style-name="P62">2.<text:tab/>Projektiorganisaatio<text:tab/>6</text:p>
          <text:p text:style-name="P63">2.1<text:tab/>PROJEKTIRYHMÄN JÄSENET<text:tab/>6</text:p>
          <text:p text:style-name="P63">2.2<text:tab/>ASIAKAS <text:tab/>6</text:p>
          <text:p text:style-name="P63">2.3<text:tab/>TAMPEREEN TEKNILLINEN YLIOPISTO<text:tab/>6</text:p>
          <text:p text:style-name="P62">3.<text:tab/>Projektin tavoitteet ja päättäminen<text:tab/>7</text:p>
          <text:p text:style-name="P63">3.1<text:tab/>PROJEKTIRYHMÄN TAVOITTEET<text:tab/>7</text:p>
          <text:p text:style-name="P63">3.2<text:tab/>ASIAKKAAN TAVOITTEET<text:tab/>7</text:p>
          <text:p text:style-name="P63">3.3<text:tab/>PROJEKTIN TAVOITTEET<text:tab/>7</text:p>
          <text:p text:style-name="P63">3.4<text:tab/>PROJEKTIN HYLKÄÄMISKRITEERIT<text:tab/>7</text:p>
          <text:p text:style-name="P63">3.5<text:tab/>PROJEKTIN PÄÄTTÄMINEN<text:tab/>7</text:p>
          <text:p text:style-name="P62">4.<text:tab/>Projektin hallinta<text:tab/>8</text:p>
          <text:p text:style-name="P63">4.1<text:tab/>TAVAT JA TYÖKALUT<text:tab/>8</text:p>
          <text:p text:style-name="P63">4.2<text:tab/>TYÖNSEURANTA JA -OHJAUS<text:tab/>8</text:p>
          <text:p text:style-name="P63">4.3<text:tab/>OPPIMIS- JA OPETUSSUUNNITELMA<text:tab/>8</text:p>
          <text:p text:style-name="P62">5.<text:tab/>Projektin vaiheet ja aikataulu<text:tab/>9</text:p>
          <text:p text:style-name="P63">5.1<text:tab/>Sprint 1<text:tab/>10</text:p>
          <text:p text:style-name="P63">5.2<text:tab/>Sprint 2<text:tab/>10</text:p>
          <text:p text:style-name="P63">5.3<text:tab/>Sprint 3<text:tab/>11</text:p>
          <text:p text:style-name="P63">5.4<text:tab/>Sprint 4<text:tab/>11</text:p>
          <text:p text:style-name="P63">5.5<text:tab/>Sprint 5<text:tab/>11</text:p>
          <text:p text:style-name="P62">6.<text:tab/>Riskien hallinta<text:tab/>12</text:p>
          <text:p text:style-name="P63">6.1<text:tab/>RISKIT<text:tab/>12</text:p>
          <text:p text:style-name="P63">6.2<text:tab/>RISKIEN RATKAISEMINEN<text:tab/>13</text:p>
        </text:index-body>
      </text:table-of-content>
      <text:h text:style-name="P53" text:outline-level="1">Johdanto</text:h>
      <text:p text:style-name="P26">Henkilöstön osaamisen hallinnan työkalun avulla voidaan mallintaa työntekijöiden taitoja ja osaamista. Henkilöstö ja johto voi käyttää järjestelmän tietoja henkilöstön osaamisen kehittämisen tukena. Työkalun avulla näitä tietoja voidaan käyttää liiketoiminnan tukemiseen tarjousten tekemisen ja resurssien käytön suunnittelun muodossa. [1]</text:p>
      <text:h text:style-name="P55" text:outline-level="2">TARKOITUS JA LAAJUUS</text:h>
      <text:p text:style-name="P26">Dokumentin tarkoitus on kuvata suunnitelma projektin etenemisestä: projektin sisältö, tavoitteet, työ, toimintatavat, johtamisperiaatteet ja riskit. Suunnitelma kattaa vaiheet siihen asti, että tuote toimitetaan asiakkaalle. Vaihekohtaisessa suunnitelmassa ja aikataulutuksessa on otettu huomioon myös määrittelydokumentissa mainittavat lisäominaisuudet ja jatkokehitysajatukset.[2]</text:p>
      <text:h text:style-name="P55" text:outline-level="2">TUOTE JA YMPÄRISTÖ</text:h>
      <text:p text:style-name="P26">Tuotteen nimenä käytetään työvaiheessa asiakkaan tarjoamaa projektinimeä ”Henkilöstön osaamisen hallinnan työkalu”. Jatkossa projektinimeen viitataan lyhenteellä HOHT. Tuotteelle tullaan keksimään lopullinen nimi myöhemmässä vaiheessa.</text:p>
      <text:p text:style-name="P26"/>
      <text:p text:style-name="P26">Tuotteena olevan ohjelmiston on tarkoituksena tarjota asiakkaalle työkalu henkilöstön osaamisen hallintaan. Lisäksi työkalun toivotaan visualisoivan henkilöstön osaamista ja sen kehitystä. <text:span text:style-name="T4">Asiakas on voimakkaasti kasvava ohjelmistoalan yritys, jonka liiketoiminta perustuu henkilöstön osaamiseen. Tämän vuoksi tarve tuotteelle on suuri.</text:span></text:p>
      <text:p text:style-name="P26"/>
      <text:p text:style-name="P26">Projektin tavoitteena on toimittaa asiakkaalle vaatimusten mukainen työkalu projektityökurssin asettamien aikarajojen ja muiden vaatimusten puitteissa. Tuote toteutetaan web-sovelluksena asiakasorganisaation sisäiseen käyttöön.</text:p>
      <text:h text:style-name="P55" text:outline-level="2">MÄÄRITTELYT JA LYHENTEET</text:h>
      <text:p text:style-name="P10">Taulukko <text:sequence text:ref-name="refTable0" text:name="Table" text:formula="ooow:1" style:num-format="1">1.1</text:sequence> Lista lyhenteistä ja niiden selitykset</text:p>
      <table:table table:name="Acronyms" table:style-name="Acronyms">
        <table:table-column table:style-name="Acronyms.A"/>
        <table:table-column table:style-name="Acronyms.B"/>
        <table:table-header-rows>
          <table:table-row>
            <table:table-cell table:style-name="Acronyms.A1" office:value-type="string">
              <text:p text:style-name="P9">Lyhenne</text:p>
            </table:table-cell>
            <table:table-cell table:style-name="Acronyms.B1" office:value-type="string">
              <text:p text:style-name="P9">Selitys</text:p>
            </table:table-cell>
          </table:table-row>
        </table:table-header-rows>
        <table:table-row>
          <table:table-cell table:style-name="Acronyms.A2" office:value-type="string">
            <text:p text:style-name="P3">HOHT</text:p>
          </table:table-cell>
          <table:table-cell table:style-name="Acronyms.B2" office:value-type="string">
            <text:p text:style-name="P3">Henkilöstön osaamisen hallinnan työkalu</text:p>
          </table:table-cell>
        </table:table-row>
      </table:table>
      <text:p text:style-name="P23"/>
      <text:h text:style-name="P55" text:outline-level="2">RAJOITTEET</text:h>
      <text:p text:style-name="P28">Koska järjestelmä tulee asiakkaan sisäiseen käyttöön, ei nähdä rajoitteita henkilötietolain kannalta. Työkalun käyttämä tietokanta sisältää henkilörekisterin. Asiakkaan velvollisuus on huolehtia henkilörekisterin perusvelvoitteista [3]. Projektin aikana työryhmien kesken jaetaan luottamuksellista dokumentaatiota, mikä asettaa rajoitteita ulkopuolisten henkilöiden hyödyntämiseen esimerkiksi testausvaiheessa.</text:p>
      <text:p text:style-name="P27"/>
      <text:p text:style-name="P28">Asiakasvaatimuksissa[1] määritellään, että työkalua pitää pystyä käyttämään web-ympäristössä. Tämä rajoittaa valittavissa olevien ohjelmointikielien ja teknologioiden määrää toteutuksen suhteen. Lisätoiveena on käyttää moderneja ja ketteriä tekniikoita.</text:p>
      <text:p text:style-name="P28"/>
      <text:p text:style-name="P28"/>
      <text:h text:style-name="P55" text:outline-level="2"><text:soft-page-break/>VIITTEET</text:h>
      <text:p text:style-name="P26">[1]<text:tab/>Gofore Oy verkkosivu - Tietotekniikan projektityö, asiakasvaatimukset. <text:tab/>Viitattu 20.09.2013. Saatavilla:</text:p>
      <text:p text:style-name="Text_20_body"><text:span text:style-name="T6"><text:tab/></text:span><text:a xlink:type="simple" xlink:href="http://gofore.com/2013-2014-tietotekniikan-projektityo/"><text:span text:style-name="T6">http://gofore.com/2013-2014-tietotekniikan-projektityo/</text:span></text:a><text:span text:style-name="T6"> </text:span></text:p>
      <text:p text:style-name="P26"/>
      <text:p text:style-name="P26">[2]<text:tab/>Projektin virallinen vaatimusmäärittelydokumentti. Viitattu 05.11.2013. <text:tab/>Saatavilla:</text:p>
      <text:p text:style-name="P26"><text:tab/><text:a xlink:type="simple" xlink:href="http://www.students.tut.fi/~tuurinkj/ryhma4_hoht_vaatimusmaarittely">http://www.students.tut.fi/~tuurinkj/ryhma4_hoht_vaatimusmaarittely</text:a></text:p>
      <text:p text:style-name="P26"/>
      <text:p text:style-name="P26"/>
      <text:p text:style-name="P26">[3]<text:tab/>Henkilörekistereistä lain kannalta. Viitattu 20.09.2013. Saatavilla:</text:p>
      <text:p text:style-name="Text_20_body"><text:span text:style-name="T6"><text:tab/></text:span><text:a xlink:type="simple" xlink:href="http://www.cs.tut.fi/~jkorpela/hlorek.html">http://www.cs.tut.fi/~jkorpela/hlorek.html</text:a> </text:p>
      <text:p text:style-name="P26"/>
      <text:p text:style-name="P33"/>
      <text:p text:style-name="P34"/>
      <text:p text:style-name="P34"/>
      <text:p text:style-name="P26"/>
      <text:p text:style-name="P21"/>
      <text:p text:style-name="P26"/>
      <text:p text:style-name="P26"/>
      <text:p text:style-name="P21"/>
      <text:p text:style-name="P26"/>
      <text:h text:style-name="P54" text:outline-level="1">Projektiorganisaatio</text:h>
      <text:h text:style-name="P55" text:outline-level="2">PROJEKTIRYHMÄN JÄSENET</text:h>
      <text:p text:style-name="P29">Jussi Tuurinkoski - projektipäällikkö<text:tab/>jussi.tuurinkoski (at) tut.fi</text:p>
      <text:p text:style-name="P26"/>
      <text:p text:style-name="P26">Juho Teperi - web-ohjelmointiasiantuntija<text:tab/>juho.teperi (at) metosin.fi</text:p>
      <text:p text:style-name="P26"/>
      <text:p text:style-name="P26">Masi Kajander - käytettävyysvastaava<text:tab/>masi.kajander (at) cvx.fi</text:p>
      <text:p text:style-name="P26"/>
      <text:p text:style-name="P26">Oskari Ruutiainen - tietoturva-asiantuntija<text:tab/>oskari.ruutiainen (at) tut.fi</text:p>
      <text:p text:style-name="P26"/>
      <text:p text:style-name="P26">Niko Junkala - sovellussuunnitelija<text:tab/>niko.junkala (at) tut.fi</text:p>
      <text:p text:style-name="P26"/>
      <text:p text:style-name="P26">Taina Peltonen - sovellussuunnitelija<text:tab/>taina.peltonen (at) tut.fi</text:p>
      <text:p text:style-name="P26"/>
      <text:p text:style-name="P26">Kaikki projektiryhmän jäsenet ovat suorittamassa TIE-13100 Tietotekniikan projektityö -kurssia.</text:p>
      <text:h text:style-name="P55" text:outline-level="2">ASIAKAS </text:h>
      <text:p text:style-name="P26">Asiakas on ohjelmistoalan yritys Gofore Oy. Gofore kuvaa henkilöstöään tietoyhteiskunnan palveluarkkitehteinä ja -rakentajina. Goforen tehtäviin kuuluu palautteen antaminen heille tarjottuun materiaaliin (esim. kooditiedostot ja dokumentaatiot) liittyen pyydettäessä. Asiakkaan tulee myös huomauttaa vaatimusmäärittelyn epäkohdista ja suunnitteluratkaisuista, mikäli ne eivät vastaa heidän odotuksia valmiin tuotteen osalta. Projektiryöryhmälle tarjotaan Pro-lisenssi AgileZen projektinhallintatyökaluun projektin ajaksi ja tunnukset Goforen Confluence-ympäristöön mahdollistamaan pääsy työryhmän ja asiakkaan yhteiselle wikisivulle. Alla listattuna Goforen edustajat (lihavoituna ensisijainen kontakti).</text:p>
      <text:p text:style-name="P26"/>
      <text:p text:style-name="P29">Salum Abdul-Rahman<text:tab/><text:tab/>salum.abdul-rahman (at) gofore.com</text:p>
      <text:p text:style-name="P31">Erkki Salminen</text:p>
      <text:p text:style-name="P31">Jaakko Salonen</text:p>
      <text:p text:style-name="P31">Janne Mattila</text:p>
      <text:p text:style-name="P31">Juha Virtanen</text:p>
      <text:p text:style-name="P31">Juhana Huotarinen</text:p>
      <text:p text:style-name="P31">Jussi Nurminen</text:p>
      <text:p text:style-name="P31">Sami Kallio</text:p>
      <text:h text:style-name="P55" text:outline-level="2">TAMPEREEN TEKNILLINEN YLIOPISTO</text:h>
      <text:p text:style-name="P26">Projekti toteutetaan osana TIE-13100 Tietotekniikan projektityö -kurssia. Alla listattuna kurssin vastuuhenkilöt (lihavoituna) sekä projektiryhmän assistentti.</text:p>
      <text:p text:style-name="P26"/>
      <text:p text:style-name="P29">Outi Sievi-Korte<text:tab/><text:tab/>outi.sievi-korte (at) tut.fi</text:p>
      <text:p text:style-name="P29"/>
      <text:p text:style-name="P29">Tero Ahtee<text:tab/><text:tab/><text:tab/>tero.ahtee (at) tut.fi</text:p>
      <text:p text:style-name="P26"/>
      <text:p text:style-name="P26">Marko Leppänen<text:tab/><text:tab/>marko.leppanen (at) tut.fi</text:p>
      <text:h text:style-name="P53" text:outline-level="1">Projektin tavoitteet ja päättäminen</text:h>
      <text:h text:style-name="P55" text:outline-level="2">PROJEKTIRYHMÄN TAVOITTEET</text:h>
      <text:p text:style-name="P28">Projektiryhmän päällimmäisinä tavoitteina on suorittaa kurssi hyväksytysti sekä tehdä työkalu, johon Gofore on tyytyväinen. Toisena tavoitteena on kehittää omaa osaamista ja kartuttaa kokemusta käytettyjen teknologioiden ja projektityöskentelyn osalta. Lisäksi tavoitteena on, että projektin jälkeen ryhmän jäsenillä on valmis tuote, jota voi esitellä referenssinä työnhaussa.</text:p>
      <text:h text:style-name="P55" text:outline-level="2">ASIAKKAAN TAVOITTEET</text:h>
      <text:p text:style-name="P26">Asiakkaan ensisijaisena tavoitteena on hyvin toteutettu tietokanta, joka tukee vaatimusten mukaista toiminnallisuutta. Käyttöliittymä on oleellinen osa valmista tuotetta, mutta projektin laajuuden huomioon ottaen kuitenkin pienemmässä roolissa. Tavoitteena itse projektin ulkopuolella on vahvistaa suhteita Tampereen teknilliseen yliopistoon ja sen opiskelijoihin.</text:p>
      <text:p text:style-name="P26"/>
      <text:h text:style-name="Heading_20_2" text:outline-level="2">PROJEKTIN TAVOITTEET</text:h>
      <text:p text:style-name="Text_20_body">Projektin tavoitteena on luovuttaa asiakkaalle heidän tarpeitaan vastaava henkilöstön osaamisen hallinnan työkalu määräaikaan 24.01.2014 mennessä.</text:p>
      <text:p text:style-name="Text_20_body"/>
      <text:h text:style-name="P55" text:outline-level="2">PROJEKTIN HYLKÄÄMISKRITEERIT</text:h>
      <text:p text:style-name="P24">Projektin hylkäämiskriteerit kuvaavat tilanteita, jossa projektin jatkamista ei nähdä mahdolliseksi ja näin ollen keskeytetään. Tilanteet on listattu seuraavassa:</text:p>
      <text:list xml:id="list7560219676964995514" text:style-name="L1">
        <text:list-item>
          <text:p text:style-name="P38">Asiakas vetäytyy projektista. </text:p>
        </text:list-item>
      </text:list>
      <text:list xml:id="list5568146931284675140" text:style-name="L2">
        <text:list-item>
          <text:p text:style-name="P39">Projektiryhmä vetäytyy projektista</text:p>
        </text:list-item>
      </text:list>
      <text:list xml:id="list4525399020641100949" text:style-name="L3">
        <text:list-item>
          <text:p text:style-name="P40">Tuote ei vastaa asiakkaan tarpeita, ja ongelma huomataan myöhäisessä vaiheessa.</text:p>
        </text:list-item>
      </text:list>
      <text:p text:style-name="P24"/>
      <text:p text:style-name="P25">Yllä mainitut tilanteet eivät välttämättä suoraan johda projektin lopulliseen hylkäämiseen, mutta laukasevat keskustelun projektin muista etenemistavoista. Gofore voi asiakkaana vetäytyä projektista, mutta varsinainen projektiin liittyvän työn keskeyttäminen tulee projektityöryhmän päätöksestä. Projektia jatketaan tässä tapauksessa ilman asiakasta. Asiakkaan vetäytymisestä huolimatta sovitut salassapitosopimukset ovat voimassa normaalisti.<text:tab/><text:tab/></text:p>
      <text:h text:style-name="P55" text:outline-level="2">PROJEKTIN PÄÄTTÄMINEN</text:h>
      <text:p text:style-name="P24"/>
      <text:p text:style-name="P24">Projektin päättämisen suhteen vaaditaan ainakin seuraavat kriteerit: </text:p>
      <text:list xml:id="list3337859920356756866" text:style-name="L4">
        <text:list-item>
          <text:p text:style-name="P41">HOHT täyttää määrittelyissä kuvatut perusvaatimukset. [2]</text:p>
        </text:list-item>
        <text:list-item>
          <text:p text:style-name="P41">Kurssin osalta perusvaatimukset on täytetty:</text:p>
        </text:list-item>
      </text:list>
      <text:list xml:id="list2432907287806931129" text:style-name="L5">
        <text:list-item>
          <text:p text:style-name="P42">Kurssin asettamia takarajoja ei ole ylitetty ja vaadittu dokumentaatio on tehty.</text:p>
        </text:list-item>
      </text:list>
      <text:p text:style-name="P37"/>
      <text:p text:style-name="P24"/>
      <text:p text:style-name="P24">Projekti päätetään yhteistyössä asiakkaan ja kurssihenkilökunnan kanssa.</text:p>
      <text:h text:style-name="P53" text:outline-level="1">Projektin hallinta</text:h>
      <text:h text:style-name="P55" text:outline-level="2">TAVAT JA TYÖKALUT</text:h>
      <text:p text:style-name="P17"/>
      <text:p text:style-name="P32">Tehtävien hallintaan käytetään työkaluna AgileZen-ohjelmaa, missä on Kanban-taululla kuvattu iteraation aikana toteutettavat tehtävät. Backlogin täydennys, sieltä tehtävien nostaminen taululle ja yleinen työnjako toteutetaan projektityöryhmän viikkopalavereissa sekä IRC-keskustelujen kautta. <text:s/>Dokumentaatio tehdään Libre Office -tekstinkäsittelyllä tai Markdown-formaatissa dokumentin luonteesta riippuen. Versiohallintaan käytetään kahta Git-säilöä GitHub-palvelussa. Toista käytetään yleistä dokumentaatiota ja tiedonvälitystä varten ja toinen on varattu ohjelmakoodille. Projektityöryhmä noudattaa itse suunnittelemaansa koodauksen tyyliohjetta, joka on saatavilla tekstitiedostona Git-säilöstä. Nopea tiedonvälitys ryhmän sisällä toimii IRC:n kautta ja työtuntien kirjaus tehdään IRC-botin avulla. Projektilla on myös kurssin asettamien vaatimusten vuoksi julkinen verkkosivu. Projektityöryhmä ja asiakas allekirjoittavat salassapitosopimuksen, josta tulee ilmi salassapitokäytännöt osapuolten välillä jaetusta materiaalista sekä tekijänoikeuksiin liittyvät asiat valmiin tuotteen ja koodin osalta.</text:p>
      <text:p text:style-name="P32"/>
      <text:p text:style-name="P32">Projektissa käytettävät ohjelmointikielet, teknologiat ja muut työkalut tulevat ilmi alla kuvatussa taulukossa. Tietokannan ja käyttöliittymän välillä käytetään REST-kutsuja. </text:p>
      <text:p text:style-name="P32"/>
      <text:p text:style-name="P49">Taulukko 4.1 Projektissa käytettävät ohjelmointikielet ja työkalut</text:p>
      <table:table table:name="Taulukko4" table:style-name="Taulukko4">
        <table:table-column table:style-name="Taulukko4.A"/>
        <table:table-column table:style-name="Taulukko4.B"/>
        <table:table-column table:style-name="Taulukko4.A"/>
        <table:table-column table:style-name="Taulukko4.D"/>
        <table:table-row>
          <table:table-cell table:style-name="Taulukko4.A1" office:value-type="string">
            <text:p text:style-name="P57">Projektinhallinta </text:p>
          </table:table-cell>
          <table:table-cell table:style-name="Taulukko4.A1" office:value-type="string">
            <text:p text:style-name="P57">Testaus </text:p>
          </table:table-cell>
          <table:table-cell table:style-name="Taulukko4.A1" office:value-type="string">
            <text:p text:style-name="P57">Backend </text:p>
          </table:table-cell>
          <table:table-cell table:style-name="Taulukko4.D1" office:value-type="string">
            <text:p text:style-name="P57">Frontend</text:p>
          </table:table-cell>
        </table:table-row>
        <table:table-row>
          <table:table-cell table:style-name="Taulukko4.A2" office:value-type="string">
            <text:p text:style-name="P58">AgileZen </text:p>
          </table:table-cell>
          <table:table-cell table:style-name="Taulukko4.A2" office:value-type="string">
            <text:p text:style-name="P58">Grunt</text:p>
          </table:table-cell>
          <table:table-cell table:style-name="Taulukko4.A2" office:value-type="string">
            <text:p text:style-name="P58">MongoDB</text:p>
          </table:table-cell>
          <table:table-cell table:style-name="Taulukko4.D2" office:value-type="string">
            <text:p text:style-name="P58">AngularJS</text:p>
          </table:table-cell>
        </table:table-row>
        <table:table-row>
          <table:table-cell table:style-name="Taulukko4.A2" office:value-type="string">
            <text:p text:style-name="P58">GitHub </text:p>
          </table:table-cell>
          <table:table-cell table:style-name="Taulukko4.A2" office:value-type="string">
            <text:p text:style-name="P58">Mocha</text:p>
          </table:table-cell>
          <table:table-cell table:style-name="Taulukko4.A2" office:value-type="string">
            <text:p text:style-name="P58">Mongoose</text:p>
          </table:table-cell>
          <table:table-cell table:style-name="Taulukko4.D2" office:value-type="string">
            <text:p text:style-name="P58">Bootstrap</text:p>
          </table:table-cell>
        </table:table-row>
        <table:table-row>
          <table:table-cell table:style-name="Taulukko4.A2" office:value-type="string">
            <text:p text:style-name="P58">Confluence </text:p>
          </table:table-cell>
          <table:table-cell table:style-name="Taulukko4.A2" office:value-type="string">
            <text:p text:style-name="P58"/>
          </table:table-cell>
          <table:table-cell table:style-name="Taulukko4.A2" office:value-type="string">
            <text:p text:style-name="P58">Express</text:p>
          </table:table-cell>
          <table:table-cell table:style-name="Taulukko4.D2" office:value-type="string">
            <text:p text:style-name="P58"/>
          </table:table-cell>
        </table:table-row>
        <table:table-row>
          <table:table-cell table:style-name="Taulukko4.A2" office:value-type="string">
            <text:p text:style-name="P58">IRC </text:p>
          </table:table-cell>
          <table:table-cell table:style-name="Taulukko4.A2" office:value-type="string">
            <text:p text:style-name="P58"/>
          </table:table-cell>
          <table:table-cell table:style-name="Taulukko4.A2" office:value-type="string">
            <text:p text:style-name="P58">Node.JS</text:p>
          </table:table-cell>
          <table:table-cell table:style-name="Taulukko4.D2" office:value-type="string">
            <text:p text:style-name="P58"/>
          </table:table-cell>
        </table:table-row>
      </table:table>
      <text:p text:style-name="P32"/>
      <text:p text:style-name="P32"/>
      <text:p text:style-name="P32">Asiakkaalle tarjotaan kunkin sprintin päätteeksi päivitettävä demoversio (release) Heroku-pilvipalvelun kautta. </text:p>
      <text:h text:style-name="P55" text:outline-level="2">TYÖNSEURANTA JA -OHJAUS</text:h>
      <text:p text:style-name="P26">AgileZenin avulla projekti pilkotaan pienempiin kokonaisuuksiin ja niiden sisältämiin työtehtäviin. Työtehtäviä jaetaan eri henkilöille ryhmän sisällä. Samalla muodostetaan automaattisesti dokumentaatiota siitä mitä on tehty ja mitä on vielä tekemättä. Ircin kautta ryhmä pystyy kommunikoimaan nopeasti keskenään mahdollisista muutoksista projektin edetessä, jolloin muun muassa tehtävien priorisointia voidaan muuttaa. Projektissa käytetään yleisten suunnitteluratkaisuiden kysymyslistaa, joka toimii IRC-botin kautta. Kysymykset ovat näkyvissä projektisivulla ja niihin voi antaa vastauksia suoraan IRC-botin toimintojen avulla. Koodin osalta käytetään omaa Issue Trackeria, jota ylläpidetään koodin Git-säilössä.</text:p>
      <text:p text:style-name="P26"/>
      <text:p text:style-name="P26">Kurssihenkilökunta seuraa projektin etenemistä projektiryhmän tarjoamien project highlightien sekä projektisivun avulla. Project highlightit tarjotaan kurssihenkilökunnalle viikoittain ja ne sisältävät tapahtumat kuluneesta viikosta, ensi viikon alustavat suunnitelmat, mahdolliset esiintyneet ongelmat ja tuntikirjanpidon kuluneelta viikolta. Kurssihenkilökunta tarjoaa myös apua projektinhallintaan tarvittaessa.</text:p>
      <text:p text:style-name="P26"/>
      <text:p text:style-name="P26"><text:soft-page-break/>Asiakkaalle raportoidaan etenemisestä vähintään kuukauden välein kurssin suunnittelemien sprinttien mukaisesti. Asiakkaan kanssa käytyjen alustavien keskustelujen mukaan tarkoitus on kuitenkin tiivistää raportointiväliä kahteen viikkoon, jotta esimerkiksi väärinymmärryksiin voidaan reagoida nopeammin. Asiakas tarjoaa myös projektiryhmälle teknistä tukea tarvittaessa. Viestinnän työkaluina käytetään asiakastapaamisten lisäksi IRC:ä (IRCNet, #mahtirojekti_gofore) nopeaan tiedonvälitykseen, sähköpostia virallisempaan informaation jakoon sekä asiakkaan tarjoamaa Confluence-ympäristöä dokumentaation jakamiseen ja kommentointiin. Projektityöryhmän tarjoamat dokumentit ovat projektisuunnitelma, vaatimusmäärittely, loppudokumentti ja muistiinpanot asiakastapaamisista.</text:p>
      <text:h text:style-name="P55" text:outline-level="2">OPPIMIS- JA OPETUSSUUNNITELMA</text:h>
      <text:p text:style-name="P26">Projektin toteuttamiseen on valittu tarkoituksella moderneja tekniikoita ja työkaluja sekä asiakkaan vaatimusten mukaisesti että ryhmän jäsenten henkilökohtaisen kehityksen vuoksi. Tavoitteena on nähdä projektin elinkaari asiakasmäärittelystä tuotantoonvientiin saakka ja tutustua ketteriin projektinhallintamenetelmiin. Lisäksi saadaan arvokasta kokemusta asiakasprojektin toteuttamisesta. Henkilökohtaista osaamista pyritään kehittämään ryhmätyöskentelyn avulla. Ryhmän sisällä on tarkoitus muodostaa pienempiä työskentelyryhmiä oppimisen helpottamiseksi. Kokeneemmat tekijät toimivat opastajina läpi projektin.</text:p>
      <text:p text:style-name="P26"/>
      <text:h text:style-name="P53" text:outline-level="1">Projektin vaiheet ja aikataulu</text:h>
      <text:p text:style-name="P26">Projekti on jaettu viiteen vaiheeseen. Seuraavassa on esitelty alustava aikataulu sekä vaiheiden suunnitelmat. Koodin ja toiminnallisuuksien testaaminen suoritetaan pääsääntöisesti implementoinnin yhteydessä läpi projektin, joten testauksesta ei mainita vaiheiden suunnitelmissa erikseen. Tarvittavat salassapitosopimukset sekä tekijänoikeuksiin liittyvät seikat sovitaan projektin aikana hyvissä ajoin ennen lopullista tuotteen luovutusta. Työvaiheet tulevat tarkentumaan kurssin ja projektin edetessä asiakastapaamisten ja muun tiedonvälityksen myötä.</text:p>
      <text:p text:style-name="P26"/>
      <text:p text:style-name="P36">Taulukko <text:sequence text:ref-name="refTable1" text:name="Table" text:formula="ooow:Table+1" style:num-format="1">5.1</text:sequence> Aikataulu</text:p>
      <table:table table:name="Table3" table:style-name="Table3">
        <table:table-column table:style-name="Table3.A"/>
        <table:table-column table:style-name="Table3.B"/>
        <table:table-row>
          <table:table-cell table:style-name="Table3.A1" office:value-type="string">
            <text:p text:style-name="P5">09.09.-13.10.</text:p>
          </table:table-cell>
          <table:table-cell table:style-name="Table3.B1" office:value-type="string">
            <text:p text:style-name="P6">Sprint 1<text:span text:style-name="T3"> Vaatimusten kerääminen ja ensimmäinen prototyyppi</text:span></text:p>
          </table:table-cell>
        </table:table-row>
        <table:table-row>
          <table:table-cell table:style-name="Table3.A2" office:value-type="string">
            <text:p text:style-name="P5">27.09.</text:p>
          </table:table-cell>
          <table:table-cell table:style-name="Table3.B2" office:value-type="string">
            <text:p text:style-name="P3">Projektisuunnitelman ensimmäinen versio</text:p>
          </table:table-cell>
        </table:table-row>
        <table:table-row>
          <table:table-cell table:style-name="Table3.A2" office:value-type="string">
            <text:p text:style-name="P5">30.09.-06.10.</text:p>
          </table:table-cell>
          <table:table-cell table:style-name="Table3.B2" office:value-type="string">
            <text:p text:style-name="P3">Assistentti osallistuu viikkopalaveriin</text:p>
          </table:table-cell>
        </table:table-row>
        <table:table-row>
          <table:table-cell table:style-name="Table3.A2" office:value-type="string">
            <text:p text:style-name="P3">11.10.</text:p>
          </table:table-cell>
          <table:table-cell table:style-name="Table3.B2" office:value-type="string">
            <text:p text:style-name="P3">Valmis prototyyppi ja vaatimusmäärittelyn ensimmäinen versio</text:p>
          </table:table-cell>
        </table:table-row>
        <table:table-row>
          <table:table-cell table:style-name="Table3.A2" office:value-type="string">
            <text:p text:style-name="P3">14.10.-10.11.</text:p>
          </table:table-cell>
          <table:table-cell table:style-name="Table3.B2" office:value-type="string">
            <text:p text:style-name="P6">Sprint 2<text:span text:style-name="T3"> Ensimmäisten ominaisuuksien implementointi</text:span></text:p>
          </table:table-cell>
        </table:table-row>
        <table:table-row>
          <table:table-cell table:style-name="Table3.A2" office:value-type="string">
            <text:p text:style-name="P3">21.10.-27.10.</text:p>
          </table:table-cell>
          <table:table-cell table:style-name="Table3.B2" office:value-type="string">
            <text:p text:style-name="P3">Projektisuunnitelman tarkistus</text:p>
          </table:table-cell>
        </table:table-row>
        <table:table-row>
          <table:table-cell table:style-name="Table3.A2" office:value-type="string">
            <text:p text:style-name="P3">28.10.-04.11.</text:p>
          </table:table-cell>
          <table:table-cell table:style-name="Table3.B2" office:value-type="string">
            <text:p text:style-name="P3">Asiantuntijat osallistuvat viikkopalaveriin</text:p>
          </table:table-cell>
        </table:table-row>
        <table:table-row>
          <table:table-cell table:style-name="Table3.A2" office:value-type="string">
            <text:p text:style-name="P3">05.11.</text:p>
          </table:table-cell>
          <table:table-cell table:style-name="Table3.B2" office:value-type="string">
            <text:p text:style-name="P3">Projektin välinäyttö ja päivitetyn projektisuunnitelman takaraja</text:p>
          </table:table-cell>
        </table:table-row>
        <table:table-row>
          <table:table-cell table:style-name="Table3.A2" office:value-type="string">
            <text:p text:style-name="P3">11.11.-08.12.</text:p>
          </table:table-cell>
          <table:table-cell table:style-name="Table3.B2" office:value-type="string">
            <text:p text:style-name="P6">Sprint 3<text:span text:style-name="T3"> Implementointi ja määritysten täydentäminen</text:span></text:p>
          </table:table-cell>
        </table:table-row>
        <table:table-row>
          <table:table-cell table:style-name="Table3.A2" office:value-type="string">
            <text:p text:style-name="P3">11.11.-24.11.</text:p>
          </table:table-cell>
          <table:table-cell table:style-name="Table3.B2" office:value-type="string">
            <text:p text:style-name="P3">Koodinkatselmointi</text:p>
          </table:table-cell>
        </table:table-row>
        <table:table-row>
          <table:table-cell table:style-name="Table3.A2" office:value-type="string">
            <text:p text:style-name="P3">19.11.</text:p>
          </table:table-cell>
          <table:table-cell table:style-name="Table3.B2" office:value-type="string">
            <text:p text:style-name="P3">Vertaisarvioinnin takaraja</text:p>
          </table:table-cell>
        </table:table-row>
        <table:table-row>
          <table:table-cell table:style-name="Table3.A2" office:value-type="string">
            <text:p text:style-name="P3">29.11.</text:p>
          </table:table-cell>
          <table:table-cell table:style-name="Table3.B2" office:value-type="string">
            <text:p text:style-name="P3">Vaatimusmäärittelyn päivitys</text:p>
          </table:table-cell>
        </table:table-row>
        <table:table-row>
          <table:table-cell table:style-name="Table3.A2" office:value-type="string">
            <text:p text:style-name="P3">09.12.2013-26.01.2014</text:p>
          </table:table-cell>
          <table:table-cell table:style-name="Table3.B2" office:value-type="string">
            <text:p text:style-name="P6">Sprint 4<text:span text:style-name="T3"> Lopullinen implementointi ja testaus</text:span></text:p>
          </table:table-cell>
        </table:table-row>
        <table:table-row>
          <table:table-cell table:style-name="Table3.A2" office:value-type="string">
            <text:p text:style-name="P3">07.01.-12.01.</text:p>
          </table:table-cell>
          <table:table-cell table:style-name="Table3.B2" office:value-type="string">
            <text:p text:style-name="P3">Assistentti osallistuu viikkopalaveriin</text:p>
          </table:table-cell>
        </table:table-row>
        <table:table-row>
          <table:table-cell table:style-name="Table3.A2" office:value-type="string">
            <text:p text:style-name="P3">24.01.</text:p>
          </table:table-cell>
          <table:table-cell table:style-name="Table3.B2" office:value-type="string">
            <text:p text:style-name="P3">Tuotteen luovutuksen takaraja</text:p>
          </table:table-cell>
        </table:table-row>
        <table:table-row>
          <table:table-cell table:style-name="Table3.A2" office:value-type="string">
            <text:p text:style-name="P3">27.01.-14.02.2014</text:p>
          </table:table-cell>
          <table:table-cell table:style-name="Table3.B2" office:value-type="string">
            <text:p text:style-name="P6">Sprint 5<text:span text:style-name="T3"> Projektin loppuunvienti</text:span></text:p>
          </table:table-cell>
        </table:table-row>
        <table:table-row>
          <table:table-cell table:style-name="Table3.A2" office:value-type="string">
            <text:p text:style-name="P3">31.01.</text:p>
          </table:table-cell>
          <table:table-cell table:style-name="Table3.B2" office:value-type="string">
            <text:p text:style-name="P3">Loppuraportin takaraja</text:p>
          </table:table-cell>
        </table:table-row>
        <table:table-row>
          <table:table-cell table:style-name="Table3.A2" office:value-type="string">
            <text:p text:style-name="P3">27.01.-04.02.</text:p>
          </table:table-cell>
          <table:table-cell table:style-name="Table3.B2" office:value-type="string">
            <text:p text:style-name="P3">Tuotteen esittely</text:p>
          </table:table-cell>
        </table:table-row>
        <table:table-row>
          <table:table-cell table:style-name="Table3.A2" office:value-type="string">
            <text:p text:style-name="P3">07.02.</text:p>
          </table:table-cell>
          <table:table-cell table:style-name="Table3.B2" office:value-type="string">
            <text:p text:style-name="P3">Projektin loppuesitys</text:p>
          </table:table-cell>
        </table:table-row>
        <table:table-row>
          <table:table-cell table:style-name="Table3.A2" office:value-type="string">
            <text:p text:style-name="P3">10.02.-14.02.</text:p>
          </table:table-cell>
          <table:table-cell table:style-name="Table3.B2" office:value-type="string">
            <text:p text:style-name="P3">Lopputapaaminen</text:p>
          </table:table-cell>
        </table:table-row>
      </table:table>
      <text:p text:style-name="P22"/>
      <text:p text:style-name="P26"/>
      <text:p text:style-name="P26"/>
      <text:p text:style-name="P26"/>
      <text:p text:style-name="P26"/>
      <text:p text:style-name="P26"/>
      <text:p text:style-name="P26"/>
      <text:h text:style-name="P55" text:outline-level="2"><text:soft-page-break/>Sprint 1</text:h>
      <text:p text:style-name="P26">Ensimmäisen sprintin päätteeksi on kerättynä vaatimukset HOHT:n perusominaisuuksista ja näiden ominaisuuksien prioriteetit. Sisäänkirjautuminen, käyttäjän profiili sekä taitoihin liittyvät ominaisuudet on implementoitu niiltä osin, että muut järjestelmän osakokonaisuudet pystyvät hyödyntämään niitä tarvittaessa. Käyttöliittymän osalta on alustavat versiot seuraavista näkymistä: etusivu / kirjautuminen, käyttäjän profiili ja hakutoiminto.</text:p>
      <text:p text:style-name="P26"/>
      <text:p text:style-name="P30">Taulukko 5.2 Sprint 1 työnjako</text:p>
      <table:table table:name="Taulukko2" table:style-name="Taulukko2">
        <table:table-column table:style-name="Taulukko2.A"/>
        <table:table-column table:style-name="Taulukko2.B"/>
        <table:table-row>
          <table:table-cell table:style-name="Taulukko2.A1" office:value-type="string">
            <text:p text:style-name="P7">Tekijä(t)</text:p>
          </table:table-cell>
          <table:table-cell table:style-name="Taulukko2.B1" office:value-type="string">
            <text:p text:style-name="P7">Työn kuvaus</text:p>
          </table:table-cell>
        </table:table-row>
        <table:table-row>
          <table:table-cell table:style-name="Taulukko2.A2" office:value-type="string">
            <text:p text:style-name="P8">Niko Junkala, Juho Teperi</text:p>
          </table:table-cell>
          <table:table-cell table:style-name="Taulukko2.B2" office:value-type="string">
            <text:p text:style-name="Table_20_Contents">Sisäänkirjautuminen</text:p>
          </table:table-cell>
        </table:table-row>
        <table:table-row>
          <table:table-cell table:style-name="Taulukko2.A2" office:value-type="string">
            <text:p text:style-name="Table_20_Contents">Niko Junkala, Oskari Ruutiainen</text:p>
          </table:table-cell>
          <table:table-cell table:style-name="Taulukko2.B2" office:value-type="string">
            <text:p text:style-name="Table_20_Contents">Taidon tietomalli ja sen lisääminen järjestelmään</text:p>
          </table:table-cell>
        </table:table-row>
        <table:table-row>
          <table:table-cell table:style-name="Taulukko2.A2" office:value-type="string">
            <text:p text:style-name="Table_20_Contents">Juho Teperi, Jussi Tuurinkoski, </text:p>
            <text:p text:style-name="Table_20_Contents">Taina Peltonen</text:p>
          </table:table-cell>
          <table:table-cell table:style-name="Taulukko2.B2" office:value-type="string">
            <text:p text:style-name="Table_20_Contents">Käyttäjäprofiili ja käyttäjän ensimmäiset toiminnallisuudet</text:p>
          </table:table-cell>
        </table:table-row>
        <table:table-row>
          <table:table-cell table:style-name="Taulukko2.A2" office:value-type="string">
            <text:p text:style-name="Table_20_Contents">Masi Kajander</text:p>
          </table:table-cell>
          <table:table-cell table:style-name="Taulukko2.B2" office:value-type="string">
            <text:p text:style-name="Table_20_Contents">Käyttöliittymäsuunnitelmat näkymistä etusivu / kirjautuminen, käyttäjän profiili ja hakutoiminto</text:p>
          </table:table-cell>
        </table:table-row>
        <table:table-row>
          <table:table-cell table:style-name="Taulukko2.A2" office:value-type="string">
            <text:p text:style-name="Table_20_Contents">Jussi Tuurinkoski, Oskari Ruutiainen, Taina Peltonen</text:p>
          </table:table-cell>
          <table:table-cell table:style-name="Taulukko2.B2" office:value-type="string">
            <text:p text:style-name="Table_20_Contents">Projektisuunnitelman ensimmäinen julkinen versio </text:p>
          </table:table-cell>
        </table:table-row>
        <table:table-row>
          <table:table-cell table:style-name="Taulukko2.A2" office:value-type="string">
            <text:p text:style-name="Table_20_Contents">Jussi Tuurinkoski, Taina Peltonen</text:p>
          </table:table-cell>
          <table:table-cell table:style-name="Taulukko2.B2" office:value-type="string">
            <text:p text:style-name="Table_20_Contents">Määrittelydokumentin ensimmäinen julkinen versio</text:p>
          </table:table-cell>
        </table:table-row>
      </table:table>
      <text:p text:style-name="P16"/>
      <text:h text:style-name="P55" text:outline-level="2">Sprint 2</text:h>
      <text:p text:style-name="P26">Toisen sprintin aikana tarkennetaan projektisuunnitelmaa ja määrittelydokumenttia ja jatketaan ominaisuuksien implementointia. Profiilin ja taitoihin liittyvän lisätyön lisäksi uusina osakokonaisuuksina otetaan työn alle projekti ja siihen liittyvät riippuvuudet sekä hakutoiminto. Hakutoiminto on järjestelmän yksi tärkeimmistä osa-alueista, joten sen suunnittelemiseen ja toteuttamiseen tullaan käyttämään paljon aikaa. Käyttöliittymän osalta etusivu / kirjautuminen, käyttäjän profiili, taitojen lisääminen, ryhmien muodostus sekä hakutoiminto on toteutettuna. Alla esitetty työnjako on alustava ja jakautuu todellisuudessa hieman eri tavalla työn edetessä.</text:p>
      <text:p text:style-name="P26"/>
      <text:p text:style-name="P30">Taulukko 5.3 Sprint 2 työnjako</text:p>
      <table:table table:name="Taulukko3" table:style-name="Taulukko3">
        <table:table-column table:style-name="Taulukko3.A"/>
        <table:table-column table:style-name="Taulukko3.B"/>
        <table:table-row>
          <table:table-cell table:style-name="Taulukko3.A1" office:value-type="string">
            <text:p text:style-name="P7">Tekijä(t)</text:p>
          </table:table-cell>
          <table:table-cell table:style-name="Taulukko3.B1" office:value-type="string">
            <text:p text:style-name="P7">Työn kuvaus</text:p>
          </table:table-cell>
        </table:table-row>
        <table:table-row>
          <table:table-cell table:style-name="Taulukko3.A2" office:value-type="string">
            <text:p text:style-name="Table_20_Contents">Jussi Tuurinkoski, Oskari Ruutiainen</text:p>
          </table:table-cell>
          <table:table-cell table:style-name="Taulukko3.B2" office:value-type="string">
            <text:p text:style-name="Table_20_Contents">Projektisuunnitelman toinen julkinen versio</text:p>
          </table:table-cell>
        </table:table-row>
        <table:table-row>
          <table:table-cell table:style-name="Taulukko3.A2" office:value-type="string">
            <text:p text:style-name="Table_20_Contents">Niko Junkala, Oskari Ruutiainen</text:p>
          </table:table-cell>
          <table:table-cell table:style-name="Taulukko3.B2" office:value-type="string">
            <text:p text:style-name="Table_20_Contents">Projektin tietomalli ja assosiaatiot taidon ja henkilön välillä</text:p>
          </table:table-cell>
        </table:table-row>
        <table:table-row>
          <table:table-cell table:style-name="Taulukko3.A2" office:value-type="string">
            <text:p text:style-name="P18"><text:s text:c="2"/>Juho Teperi</text:p>
          </table:table-cell>
          <table:table-cell table:style-name="Taulukko3.B2" office:value-type="string">
            <text:p text:style-name="Table_20_Contents">Testipohjat ja tärkeimmät yksikkötestit</text:p>
          </table:table-cell>
        </table:table-row>
        <table:table-row>
          <table:table-cell table:style-name="Taulukko3.A2" office:value-type="string">
            <text:p text:style-name="Table_20_Contents">Jussi Tuurinkoski, Taina Peltonen</text:p>
          </table:table-cell>
          <table:table-cell table:style-name="Taulukko3.B2" office:value-type="string">
            <text:p text:style-name="Table_20_Contents">Määrittelydokumentin päivitykset ja käyttötapaukset</text:p>
          </table:table-cell>
        </table:table-row>
        <table:table-row>
          <table:table-cell table:style-name="Taulukko3.A2" office:value-type="string">
            <text:p text:style-name="Table_20_Contents">Niko Junkala</text:p>
          </table:table-cell>
          <table:table-cell table:style-name="Taulukko3.B2" office:value-type="string">
            <text:p text:style-name="Table_20_Contents">Ryhmien tallennus tietokantaan</text:p>
          </table:table-cell>
        </table:table-row>
        <table:table-row>
          <table:table-cell table:style-name="Taulukko3.A2" office:value-type="string">
            <text:p text:style-name="Table_20_Contents">Masi Kajander, Juho Teperi</text:p>
          </table:table-cell>
          <table:table-cell table:style-name="Taulukko3.B2" office:value-type="string">
            <text:p text:style-name="Table_20_Contents">Hakunäkymät</text:p>
          </table:table-cell>
        </table:table-row>
        <table:table-row>
          <table:table-cell table:style-name="Taulukko3.A2" office:value-type="string">
            <text:p text:style-name="Table_20_Contents">Masi Kajander</text:p>
          </table:table-cell>
          <table:table-cell table:style-name="Taulukko3.B2" office:value-type="string">
            <text:p text:style-name="Table_20_Contents">Staattiset käyttöiittymänäkymät tukemaan tietokannan tarjoamaa toiminnallisuutta</text:p>
          </table:table-cell>
        </table:table-row>
        <table:table-row>
          <table:table-cell table:style-name="Taulukko3.A2" office:value-type="string">
            <text:p text:style-name="Table_20_Contents">Masi Kajander, Oskari Ruutiainen</text:p>
          </table:table-cell>
          <table:table-cell table:style-name="Taulukko3.B2" office:value-type="string">
            <text:p text:style-name="Table_20_Contents">Ostoskoritoiminnallisuus tukemaan ryhmien muodostusta käyttöliittymässä</text:p>
          </table:table-cell>
        </table:table-row>
      </table:table>
      <text:p text:style-name="P26"/>
      <text:h text:style-name="P55" text:outline-level="2"><text:soft-page-break/>Sprint 3</text:h>
      <text:p text:style-name="P26">Kolmannen sprintin aikana täydennetään ja muokataan vaatimuksia viimeiseen muotoonsa. Sprintin päätteeksi perustoiminnallisuus, kuten hakutoiminto, profiilinäkymä ja profiilin muokkaus, taitojen lisääminen järjestelmään ja käyttäjille kuin myös projektit ja niiden riippuvuudet käyttäjiin tulisi olla toteutettuna. Lisäksi viimeistellään ryhmien muodostaminen ja tallentaminen. Mikäli kyseiset toiminnallisuudet ovat hyvässä vaiheessa, siirrytään lisäominaisuuksien suunnittelemiseen ja toteuttamiseen. Näitä ovat mm. CV:n luominen järjestelmästä, mahdolliset integraatiot Goforen muihin järjestelmiin sekä Merge-toiminto taitojen yhdistämiseksi tietokannassa ehkäisemään duplikaattien olemassaoloa. Tarkempi työnjako tämän vaiheen osalta tullaan tekemään myöhemmin.</text:p>
      <text:h text:style-name="P55" text:outline-level="2">Sprint 4</text:h>
      <text:p text:style-name="P26">Työkalu sisältää perustoiminnallisuuden ja toteutettavat lisäominaisuudet on lyöty määrittelyjen osalta lukkoon tämän vaiheen alussa. Perustoiminnallisuuksia ja käytettävyyttä hiotaan vielä lopulliseen muotoonsa, ja testaukseen käytetään enemmän aikaa. Sprintin aikana järjestetään kattava testaus, jonka vaiheista muodostetaan testauslokidokumentti. Sprintin päätyttyä kaikki tuotteeseen tuleva toiminnallisuus on valmis ja työkalu luovutettavissa asiakkaalle. Tuotantoonvienti toteutetaan luovuttamalla tarvittava ohjelmakoodi asiakkaalle ja tarvittaessa ohjeistetaan ympäristön pystyttämisessä. Viimeinen versio projektisuunnitelmasta, vaatimusmäärittelystä ja testauslokista tulee olla valmiina iteraation loppuun mennessä. Tarkempi työnjako tämän vaiheen osalta tullaan tekemään myöhemmin.</text:p>
      <text:h text:style-name="P55" text:outline-level="2">Sprint 5</text:h>
      <text:p text:style-name="P26">Viimeisen sprintin aikana viimeistellään loppuraportti, pidetään viimeiset asiakastapaamiset ja esitellään projekti ja sen tuotos projektityökurssin loppunäytöstilaisuudessa.</text:p>
      <text:h text:style-name="P53" text:outline-level="1">Riskien hallinta</text:h>
      <text:p text:style-name="P26">Riskit on jaettu kolmeen kategoriaan: henkilöstöön (H), asiakkaaseen (A) ja työkaluihin (T) liittyvät riskit. Merkittävyys ja todennäköisyys ovat asteikolla 1-5 ja prioriteetti on niiden tulo. Merkittävyydellä viitataan siihen kuinka vaikeasti kuvattu riski on ratkaistavissa tai kuinka vakavasti se vaikuttaa työn etenemiseen. Todennäköisyys on arvio riskin esiintymisen realistisuudesta projektin aikana. Asteikon arvo 1 vastaa minimaalista riskin merkittävyyttä tai erittäin pientä todennäköisyyttä ja vastaavasti arvo 5 vastaa erittäin merkittävää tai hyvin todennäköistä riskiä. </text:p>
      <text:p text:style-name="P26"/>
      <text:h text:style-name="P55" text:outline-level="2">RISKIT</text:h>
      <text:p text:style-name="P50"><text:span text:style-name="T6">Taulukko 6.1 Riskit ja niiden kuvaukset</text:span></text:p>
      <table:table table:name="Taulukko1" table:style-name="Taulukko1">
        <table:table-column table:style-name="Taulukko1.A"/>
        <table:table-column table:style-name="Taulukko1.B"/>
        <table:table-column table:style-name="Taulukko1.C"/>
        <table:table-column table:style-name="Taulukko1.D"/>
        <table:table-column table:style-name="Taulukko1.E"/>
        <table:table-row>
          <table:table-cell table:style-name="Taulukko1.A1" office:value-type="string">
            <text:p text:style-name="P7">Nimi</text:p>
          </table:table-cell>
          <table:table-cell table:style-name="Taulukko1.A1" office:value-type="string">
            <text:p text:style-name="P7">Kuvaus</text:p>
          </table:table-cell>
          <table:table-cell table:style-name="Taulukko1.A1" office:value-type="string">
            <text:p text:style-name="P7">Merkittävyys</text:p>
          </table:table-cell>
          <table:table-cell table:style-name="Taulukko1.A1" office:value-type="string">
            <text:p text:style-name="P7">Todennäköisyys</text:p>
          </table:table-cell>
          <table:table-cell table:style-name="Taulukko1.E1" office:value-type="string">
            <text:p text:style-name="P7">Prioriteetti</text:p>
          </table:table-cell>
        </table:table-row>
        <table:table-row>
          <table:table-cell table:style-name="Taulukko1.A2" office:value-type="string">
            <text:p text:style-name="Table_20_Contents">H1</text:p>
          </table:table-cell>
          <table:table-cell table:style-name="Taulukko1.A2" office:value-type="string">
            <text:p text:style-name="Table_20_Contents">Yksi ryhmän jäsen ei pysty jatkamaan kurssin suorittamista.</text:p>
          </table:table-cell>
          <table:table-cell table:style-name="Taulukko1.A2" office:value-type="string">
            <text:p text:style-name="Table_20_Contents">2</text:p>
          </table:table-cell>
          <table:table-cell table:style-name="Taulukko1.A2" office:value-type="string">
            <text:p text:style-name="Table_20_Contents">1</text:p>
          </table:table-cell>
          <table:table-cell table:style-name="Taulukko1.E2" office:value-type="string">
            <text:p text:style-name="Table_20_Contents">2</text:p>
          </table:table-cell>
        </table:table-row>
        <table:table-row>
          <table:table-cell table:style-name="Taulukko1.A2" office:value-type="string">
            <text:p text:style-name="Table_20_Contents">H2</text:p>
          </table:table-cell>
          <table:table-cell table:style-name="Taulukko1.A2" office:value-type="string">
            <text:p text:style-name="Table_20_Contents">Yksi ryhmän jäsen ei pysty väliaikasesti osallistumaan työn tekoon sairauden tai muun syyn vuoksi.</text:p>
          </table:table-cell>
          <table:table-cell table:style-name="Taulukko1.A2" office:value-type="string">
            <text:p text:style-name="Table_20_Contents">1</text:p>
          </table:table-cell>
          <table:table-cell table:style-name="Taulukko1.A2" office:value-type="string">
            <text:p text:style-name="Table_20_Contents">2</text:p>
          </table:table-cell>
          <table:table-cell table:style-name="Taulukko1.E2" office:value-type="string">
            <text:p text:style-name="Table_20_Contents">2</text:p>
          </table:table-cell>
        </table:table-row>
        <table:table-row>
          <table:table-cell table:style-name="Taulukko1.A2" office:value-type="string">
            <text:p text:style-name="Table_20_Contents">H3</text:p>
          </table:table-cell>
          <table:table-cell table:style-name="Taulukko1.A2" office:value-type="string">
            <text:p text:style-name="Table_20_Contents">Web-ohjelmointiasiantuntija ei pysty jatkamaan kurssin suorittamista.</text:p>
          </table:table-cell>
          <table:table-cell table:style-name="Taulukko1.A2" office:value-type="string">
            <text:p text:style-name="Table_20_Contents">4</text:p>
          </table:table-cell>
          <table:table-cell table:style-name="Taulukko1.A2" office:value-type="string">
            <text:p text:style-name="Table_20_Contents">1</text:p>
          </table:table-cell>
          <table:table-cell table:style-name="Taulukko1.E2" office:value-type="string">
            <text:p text:style-name="Table_20_Contents">4</text:p>
          </table:table-cell>
        </table:table-row>
        <table:table-row>
          <table:table-cell table:style-name="Taulukko1.A2" office:value-type="string">
            <text:p text:style-name="Table_20_Contents">H4</text:p>
          </table:table-cell>
          <table:table-cell table:style-name="Taulukko1.A2" office:value-type="string">
            <text:p text:style-name="Table_20_Contents">Merkittävät konfliktit ryhmän sisällä toiminnallisuuden toteutustavoista.</text:p>
          </table:table-cell>
          <table:table-cell table:style-name="Taulukko1.A2" office:value-type="string">
            <text:p text:style-name="Table_20_Contents">1</text:p>
          </table:table-cell>
          <table:table-cell table:style-name="Taulukko1.A2" office:value-type="string">
            <text:p text:style-name="Table_20_Contents">3</text:p>
          </table:table-cell>
          <table:table-cell table:style-name="Taulukko1.E2" office:value-type="string">
            <text:p text:style-name="Table_20_Contents">3</text:p>
          </table:table-cell>
        </table:table-row>
        <table:table-row>
          <table:table-cell table:style-name="Taulukko1.A2" office:value-type="string">
            <text:p text:style-name="Table_20_Contents">H5</text:p>
          </table:table-cell>
          <table:table-cell table:style-name="Taulukko1.A2" office:value-type="string">
            <text:p text:style-name="Table_20_Contents">Työkuorma ei jakaudu tasaisesti jäsenten kesken.</text:p>
          </table:table-cell>
          <table:table-cell table:style-name="Taulukko1.A2" office:value-type="string">
            <text:p text:style-name="Table_20_Contents">2</text:p>
          </table:table-cell>
          <table:table-cell table:style-name="Taulukko1.A2" office:value-type="string">
            <text:p text:style-name="Table_20_Contents">3</text:p>
          </table:table-cell>
          <table:table-cell table:style-name="Taulukko1.E2" office:value-type="string">
            <text:p text:style-name="Table_20_Contents">6</text:p>
          </table:table-cell>
        </table:table-row>
        <table:table-row>
          <table:table-cell table:style-name="Taulukko1.A2" office:value-type="string">
            <text:p text:style-name="Table_20_Contents">A1</text:p>
          </table:table-cell>
          <table:table-cell table:style-name="Taulukko1.A2" office:value-type="string">
            <text:p text:style-name="Table_20_Contents">Asiakas vetäytyy projektista.</text:p>
          </table:table-cell>
          <table:table-cell table:style-name="Taulukko1.A2" office:value-type="string">
            <text:p text:style-name="Table_20_Contents">5</text:p>
          </table:table-cell>
          <table:table-cell table:style-name="Taulukko1.A2" office:value-type="string">
            <text:p text:style-name="Table_20_Contents">1</text:p>
          </table:table-cell>
          <table:table-cell table:style-name="Taulukko1.E2" office:value-type="string">
            <text:p text:style-name="Table_20_Contents">5</text:p>
          </table:table-cell>
        </table:table-row>
        <table:table-row>
          <table:table-cell table:style-name="Taulukko1.A2" office:value-type="string">
            <text:p text:style-name="Table_20_Contents">A2</text:p>
          </table:table-cell>
          <table:table-cell table:style-name="Taulukko1.A2" office:value-type="string">
            <text:p text:style-name="Table_20_Contents">Asiakas ei ole tavoitettavissa selvitettäessä avointa asiaa, joka vaikuttaa merkittävästi projektin etenemiseen.</text:p>
          </table:table-cell>
          <table:table-cell table:style-name="Taulukko1.A2" office:value-type="string">
            <text:p text:style-name="Table_20_Contents">3</text:p>
          </table:table-cell>
          <table:table-cell table:style-name="Taulukko1.A2" office:value-type="string">
            <text:p text:style-name="Table_20_Contents">3</text:p>
          </table:table-cell>
          <table:table-cell table:style-name="Taulukko1.E2" office:value-type="string">
            <text:p text:style-name="Table_20_Contents">9</text:p>
          </table:table-cell>
        </table:table-row>
        <table:table-row>
          <table:table-cell table:style-name="Taulukko1.A2" office:value-type="string">
            <text:p text:style-name="Table_20_Contents">T1</text:p>
          </table:table-cell>
          <table:table-cell table:style-name="Taulukko1.A2" office:value-type="string">
            <text:p text:style-name="Table_20_Contents">AgilenZen-työkalun käyttö on odotettua hitaampaa tai vaikeampaa.</text:p>
          </table:table-cell>
          <table:table-cell table:style-name="Taulukko1.A2" office:value-type="string">
            <text:p text:style-name="Table_20_Contents">1</text:p>
          </table:table-cell>
          <table:table-cell table:style-name="Taulukko1.A2" office:value-type="string">
            <text:p text:style-name="Table_20_Contents">3</text:p>
          </table:table-cell>
          <table:table-cell table:style-name="Taulukko1.E2" office:value-type="string">
            <text:p text:style-name="Table_20_Contents">3</text:p>
          </table:table-cell>
        </table:table-row>
        <table:table-row>
          <table:table-cell table:style-name="Taulukko1.A2" office:value-type="string">
            <text:p text:style-name="Table_20_Contents">T2</text:p>
          </table:table-cell>
          <table:table-cell table:style-name="Taulukko1.A2" office:value-type="string">
            <text:p text:style-name="Table_20_Contents">Käytössä oleva versionhallintapalvelu ei ole enää käytettävissä.</text:p>
          </table:table-cell>
          <table:table-cell table:style-name="Taulukko1.A2" office:value-type="string">
            <text:p text:style-name="Table_20_Contents">2</text:p>
          </table:table-cell>
          <table:table-cell table:style-name="Taulukko1.A2" office:value-type="string">
            <text:p text:style-name="Table_20_Contents">1</text:p>
          </table:table-cell>
          <table:table-cell table:style-name="Taulukko1.E2" office:value-type="string">
            <text:p text:style-name="Table_20_Contents">2</text:p>
          </table:table-cell>
        </table:table-row>
        <table:table-row>
          <table:table-cell table:style-name="Taulukko1.A2" office:value-type="string">
            <text:p text:style-name="Table_20_Contents">T3</text:p>
          </table:table-cell>
          <table:table-cell table:style-name="Taulukko1.A2" office:value-type="string">
            <text:p text:style-name="Table_20_Contents">Yhden ryhmän jäsenen työasema rikkoontuu projektin aikana.</text:p>
          </table:table-cell>
          <table:table-cell table:style-name="Taulukko1.A2" office:value-type="string">
            <text:p text:style-name="Table_20_Contents">1</text:p>
          </table:table-cell>
          <table:table-cell table:style-name="Taulukko1.A2" office:value-type="string">
            <text:p text:style-name="Table_20_Contents">1</text:p>
          </table:table-cell>
          <table:table-cell table:style-name="Taulukko1.E2" office:value-type="string">
            <text:p text:style-name="Table_20_Contents">1</text:p>
          </table:table-cell>
        </table:table-row>
        <table:table-row>
          <table:table-cell table:style-name="Taulukko1.A2" office:value-type="string">
            <text:p text:style-name="Table_20_Contents">T4</text:p>
          </table:table-cell>
          <table:table-cell table:style-name="Taulukko1.A2" office:value-type="string">
            <text:p text:style-name="Table_20_Contents">Uusien ohjelmointikielien tai teknologioiden oppiminen vie paljon aikaa.</text:p>
          </table:table-cell>
          <table:table-cell table:style-name="Taulukko1.A2" office:value-type="string">
            <text:p text:style-name="Table_20_Contents">2</text:p>
          </table:table-cell>
          <table:table-cell table:style-name="Taulukko1.A2" office:value-type="string">
            <text:p text:style-name="Table_20_Contents">3</text:p>
          </table:table-cell>
          <table:table-cell table:style-name="Taulukko1.E2" office:value-type="string">
            <text:p text:style-name="Table_20_Contents">6</text:p>
          </table:table-cell>
        </table:table-row>
      </table:table>
      <text:p text:style-name="P26"/>
      <text:p text:style-name="P26"/>
      <text:p text:style-name="P26"/>
      <text:p text:style-name="P26"/>
      <text:p text:style-name="P35"/>
      <text:h text:style-name="P55" text:outline-level="2"><text:soft-page-break/>RISKIEN ENNUSMERKIT JA RATKAISUT</text:h>
      <text:p text:style-name="P16"><text:tab/></text:p>
      <text:p text:style-name="P26"><text:span text:style-name="T5">Riski:</text:span><text:tab/>H1 - Yksi ryhmän jäsen ei pysty jatkamaan kurssin suorittamista</text:p>
      <text:p text:style-name="P26"><text:span text:style-name="T5">Prioriteetti: </text:span><text:tab/>2</text:p>
      <text:p text:style-name="P29">Ennusmerkit:<text:tab/><text:span text:style-name="T3">Vähäinen osallistuminen työn tekemiseen, mahdolliset muut kasaantuvat <text:tab/>velvoitteet</text:span></text:p>
      <text:p text:style-name="P26"><text:span text:style-name="T5">Ratkaisu:</text:span><text:tab/>Yhden jäsenen poistuminen ei ole kriittistä projektin jatkumisen kannalta. <text:tab/>Työmäärä jakautuu muiden jäsenten kesken.</text:p>
      <text:p text:style-name="P26"/>
      <text:p text:style-name="P26"><text:span text:style-name="T5">Riski: </text:span><text:tab/>H2 - Yksi ryhmän jäsen ei pysty väliaikasesti osallistumaan työn tekoon <text:tab/>sairauden tai muun syyn vuoksi</text:p>
      <text:p text:style-name="P26"><text:span text:style-name="T5">Prioriteetti: </text:span><text:tab/>2</text:p>
      <text:p text:style-name="P29"><text:span text:style-name="T5">Ennusmerkit:<text:tab/></text:span><text:span text:style-name="T3">-</text:span></text:p>
      <text:p text:style-name="P26"><text:span text:style-name="T5">Ratkaisu:<text:tab/></text:span>Yhden jäsenen väliaikainen katkos työpanoksen suhteen projektissa ei ole <text:tab/>suuri riski projektin jatkumisen kannalta. Kyseiselle jäsenelle kohdistetut <text:tab/>työtehtävät jaetaan muiden jäsenten kesken, mikäli tarpeellista.</text:p>
      <text:p text:style-name="P26"/>
      <text:p text:style-name="P26"><text:span text:style-name="T5">Riski:</text:span><text:tab/>H3 - Web-ohjelmointiasiantuntija ei pysty jatkamaan kurssin suorittamista</text:p>
      <text:p text:style-name="P26"><text:span text:style-name="T5">Prioriteetti: </text:span><text:tab/>4</text:p>
      <text:p text:style-name="P29"><text:span text:style-name="T5">Ennusmerkit:<text:tab/></text:span><text:span text:style-name="T3">-</text:span></text:p>
      <text:p text:style-name="P26"><text:span text:style-name="T5">Ratkaisu:</text:span><text:tab/>Huomioitavaa on, että riskin merkitys pienenee mitä pidemmälle projektissa <text:tab/>edetään. Vastuualueeseen nimetään uusi henkilö projektiryhmästä.</text:p>
      <text:p text:style-name="P26"/>
      <text:p text:style-name="P26"><text:span text:style-name="T5">Riski:</text:span><text:tab/>H4 - Merkittävät konfliktit ryhmän sisällä toiminnallisuuden <text:tab/>toteutustavoista</text:p>
      <text:p text:style-name="P26"><text:span text:style-name="T5">Prioriteetti: </text:span><text:tab/>3</text:p>
      <text:p text:style-name="P29"><text:span text:style-name="T5">Ennusmerkit:<text:tab/></text:span><text:span text:style-name="T3">-</text:span></text:p>
      <text:p text:style-name="P26"><text:span text:style-name="T5">Ratkaisu:</text:span><text:tab/>Projektipäällikkö linjaa toteutustavat ryhmän keskinäisen keskustelun ja <text:tab/>esitettyjen argumenttien perusteella.</text:p>
      <text:p text:style-name="P29"/>
      <text:p text:style-name="P26"><text:span text:style-name="T5">Riski:</text:span><text:tab/>H5 - Työkuorma ei jakaudu tasaisesti jäsenten kesken</text:p>
      <text:p text:style-name="P26"><text:span text:style-name="T5">Prioriteetti: </text:span><text:tab/>6</text:p>
      <text:p text:style-name="P29"><text:span text:style-name="T5">Ennusmerkit:<text:tab/></text:span><text:span text:style-name="T3">Tuntikirjauksissa on havaittavissa suurian eroja ryhmän jäsenten välillä.</text:span></text:p>
      <text:p text:style-name="P26"><text:span text:style-name="T5">Ratkaisu:<text:tab/></text:span><text:span text:style-name="T3">Projektipäällikön tehtävänä on huolehtia projektin resursoinnista. <text:tab/>Ratkaisuna on jakaa työtehtävät pareille tai pienille ryhmille, jotka ovat <text:tab/>keskenään tasapainossa oletetun ammattitaidon ja kokemuksen osalta.</text:span></text:p>
      <text:p text:style-name="P31"/>
      <text:p text:style-name="P26"><text:span text:style-name="T5">Riski: </text:span><text:tab/>A1 - Asiakas vetäytyy projektista</text:p>
      <text:p text:style-name="P26"><text:span text:style-name="T5">Prioriteetti: </text:span><text:tab/>5</text:p>
      <text:p text:style-name="P29"><text:span text:style-name="T5">Ennusmerkit:<text:tab/></text:span><text:span text:style-name="T3">Jatkuva tyytymättömyys projektityöryhmän työskentelyyn ja esitettyihin <text:tab/>tuloksiin</text:span></text:p>
      <text:p text:style-name="P26"><text:span text:style-name="T5">Ratkaisu:</text:span><text:tab/>Projekti keskeytetään asiakkaan kanssa ja mahdollisesti viedään loppuun <text:tab/>kurssin henkilökunnan toimiessa asiakasroolissa.</text:p>
      <text:p text:style-name="P26"/>
      <text:p text:style-name="P26"><text:span text:style-name="T5">Riski:</text:span><text:tab/>A2 - Asiakas ei ole tavoitettavissa selvitettäessä avointa asiaa, joka <text:tab/>vaikuttaa merkittävästi projektin etenemiseen</text:p>
      <text:p text:style-name="P26"><text:span text:style-name="T5">Prioriteetti:</text:span> <text:tab/>9</text:p>
      <text:p text:style-name="P29"><text:span text:style-name="T5">Ennusmerkit:<text:tab/></text:span><text:span text:style-name="T3">-</text:span></text:p>
      <text:p text:style-name="P26"><text:span text:style-name="T5">Ratkaisu:</text:span><text:tab/>Avoimen asian suhteen tehdään linjaus ryhmän ja viime kädessä <text:tab/>projektipäällikön toimesta saatavilla olevan informaation avulla.</text:p>
      <text:p text:style-name="P26"/>
      <text:p text:style-name="P26"/>
      <text:p text:style-name="P26"/>
      <text:p text:style-name="P26"/>
      <text:p text:style-name="P26"/>
      <text:p text:style-name="P26"/>
      <text:p text:style-name="P26"><text:soft-page-break/><text:span text:style-name="T5">Riski: </text:span><text:tab/>T1 - AgilenZen-työkalun käyttö on odotettua hitaampaa tai vaikeampaa</text:p>
      <text:p text:style-name="P26"><text:span text:style-name="T5">Prioriteetti: </text:span><text:tab/>3</text:p>
      <text:p text:style-name="P29"><text:span text:style-name="T5">Ennusmerkit:<text:tab/></text:span><text:span text:style-name="T3">-</text:span></text:p>
      <text:p text:style-name="P26"><text:span text:style-name="T5">Ratkaisu:<text:tab/></text:span>AgileZenin käyttöön kuluu enemmän aikaa, mutta riski ei ole kriittinen <text:tab/>projektin jatkumisen kannalta. Resursointiin käytetään kiireellisessä <text:tab/>tilanteessa tarvittaessa muita työkaluja ja menetelmiä.</text:p>
      <text:p text:style-name="P26"/>
      <text:p text:style-name="P26"><text:span text:style-name="T5">Riski: </text:span><text:tab/>T2 - Käytössä oleva versionhallintapalvelu ei ole enää käytettävissä</text:p>
      <text:p text:style-name="P26"><text:span text:style-name="T5">Prioriteetti: </text:span><text:tab/>2</text:p>
      <text:p text:style-name="P29">Ennusmerkit:<text:tab/><text:span text:style-name="T3">Palvelu on alhaalla useita päiviä.</text:span></text:p>
      <text:p text:style-name="P26"><text:span text:style-name="T5">Ratkaisu:<text:tab/></text:span><text:span text:style-name="T3">Riski ei ole kriittinen niin kauan kun versionhallinnan tiedostoihin on pääsy <text:tab/>tai vastaavasti tiedostoista on varmuuskopiot palvelun ulkopuolella. Riskin <text:tab/>aktualisoituessa siirrytään käyttämään vaihtoehtoista palvelua.</text:span></text:p>
      <text:p text:style-name="P26"/>
      <text:p text:style-name="P26"><text:span text:style-name="T5">Riski: </text:span><text:tab/>T3 - Yhden ryhmän jäsenen työasema rikkoontuu projektin aikana</text:p>
      <text:p text:style-name="P26"><text:span text:style-name="T5">Prioriteetti: </text:span><text:tab/>1</text:p>
      <text:p text:style-name="P29">Ennusmerkit:<text:tab/><text:span text:style-name="T3">Mekaanisten komponenttien kulumisesta aiheutuva melu,</text:span></text:p>
      <text:p text:style-name="P29"><text:span text:style-name="T3"><text:tab/>käyttöjärjestelmän kaatuileminen, komponenttien korkea rasituslämpötila.</text:span></text:p>
      <text:p text:style-name="P29">Ratkaisu:<text:tab/><text:span text:style-name="T3">Kyseisen jäsenen työkuorma jaetaan väliaikaisesti muiden kesken, mikäli <text:tab/>tarpeellista. Vaihtoehtoisena työasemana on mahdollista käyttää koulun <text:tab/>tietokoneita.</text:span></text:p>
      <text:p text:style-name="P26"/>
      <text:p text:style-name="P26"><text:span text:style-name="T5">Riski: </text:span><text:tab/>T4 - Uusien ohjelmointikielien tai teknologioiden oppiminen vie paljon <text:tab/>aikaa</text:p>
      <text:p text:style-name="P26"><text:span text:style-name="T5">Prioriteetti:</text:span> <text:tab/>6</text:p>
      <text:p text:style-name="P29">Ennusmerkit:<text:tab/><text:span text:style-name="T3">-</text:span></text:p>
      <text:p text:style-name="P29">Ratkaisu:<text:tab/><text:span text:style-name="T3">Huomioitavaa on, että riskin todennäköisyys vaihtelee ryhmän jäsenten <text:tab/>välillä. Riski, prioriteetista huolimatta, ei ole kriittinen projektin <text:tab/>onnistumisen suhteen. Ongelmat on huomioitava ajoissa, jotta resursseja <text:tab/>on mahdollista käyttää opiskeluun odotettua enemmän.</text:span></text:p>
      <text:h text:style-name="P56" text:outline-level="2">RISKIEN SEURANTA VAIHEIDEN MUKAAN</text:h>
      <text:p text:style-name="P52"><text:span text:style-name="T3">Työn edetessä riskien todennäköisyys ja vaikutus kasvaa ja laskee työvaiheen mukaan. Alla olevalla taulukolla pyritään nostamaan esille kussakin vaiheessa tarkkailtavat riskit.</text:span></text:p>
      <text:p text:style-name="Text_20_body"><text:span text:style-name="T3"/></text:p>
      <text:p text:style-name="P50"><text:span text:style-name="T3">Taulukko 6.2 Vaihekohtainen riskien seuranta</text:span></text:p>
      <table:table table:name="Taulukko5" table:style-name="Taulukko5">
        <table:table-column table:style-name="Taulukko5.A"/>
        <table:table-column table:style-name="Taulukko5.B"/>
        <table:table-column table:style-name="Taulukko5.C"/>
        <table:table-column table:style-name="Taulukko5.D"/>
        <table:table-column table:style-name="Taulukko5.E"/>
        <table:table-column table:style-name="Taulukko5.F"/>
        <table:table-row>
          <table:table-cell table:style-name="Taulukko5.A1" office:value-type="string">
            <text:p text:style-name="P57">Riskit</text:p>
          </table:table-cell>
          <table:table-cell table:style-name="Taulukko5.A1" office:value-type="string">
            <text:p text:style-name="P57">Sprint 1</text:p>
          </table:table-cell>
          <table:table-cell table:style-name="Taulukko5.A1" office:value-type="string">
            <text:p text:style-name="P57">Sprint 2</text:p>
          </table:table-cell>
          <table:table-cell table:style-name="Taulukko5.A1" office:value-type="string">
            <text:p text:style-name="P57">Sprint 3</text:p>
          </table:table-cell>
          <table:table-cell table:style-name="Taulukko5.A1" office:value-type="string">
            <text:p text:style-name="P57">Sprint 4</text:p>
          </table:table-cell>
          <table:table-cell table:style-name="Taulukko5.F1" office:value-type="string">
            <text:p text:style-name="P57">Sprint 5</text:p>
          </table:table-cell>
        </table:table-row>
        <table:table-row>
          <table:table-cell table:style-name="Taulukko5.A2" office:value-type="string">
            <text:p text:style-name="P57">H1</text:p>
          </table:table-cell>
          <table:table-cell table:style-name="Taulukko5.A2" office:value-type="string">
            <text:p text:style-name="P57">X</text:p>
          </table:table-cell>
          <table:table-cell table:style-name="Taulukko5.A2" office:value-type="string">
            <text:p text:style-name="P57">X</text:p>
          </table:table-cell>
          <table:table-cell table:style-name="Taulukko5.A2" office:value-type="string">
            <text:p text:style-name="P57">X</text:p>
          </table:table-cell>
          <table:table-cell table:style-name="Taulukko5.A2" office:value-type="string">
            <text:p text:style-name="P57">-</text:p>
          </table:table-cell>
          <table:table-cell table:style-name="Taulukko5.F2" office:value-type="string">
            <text:p text:style-name="P57">-</text:p>
          </table:table-cell>
        </table:table-row>
        <table:table-row>
          <table:table-cell table:style-name="Taulukko5.A2" office:value-type="string">
            <text:p text:style-name="P57">H2</text:p>
          </table:table-cell>
          <table:table-cell table:style-name="Taulukko5.A2" office:value-type="string">
            <text:p text:style-name="P57">X</text:p>
          </table:table-cell>
          <table:table-cell table:style-name="Taulukko5.A2" office:value-type="string">
            <text:p text:style-name="P57">X</text:p>
          </table:table-cell>
          <table:table-cell table:style-name="Taulukko5.A2" office:value-type="string">
            <text:p text:style-name="P57">X</text:p>
          </table:table-cell>
          <table:table-cell table:style-name="Taulukko5.A2" office:value-type="string">
            <text:p text:style-name="P57">-</text:p>
          </table:table-cell>
          <table:table-cell table:style-name="Taulukko5.F2" office:value-type="string">
            <text:p text:style-name="P57">-</text:p>
          </table:table-cell>
        </table:table-row>
        <table:table-row>
          <table:table-cell table:style-name="Taulukko5.A2" office:value-type="string">
            <text:p text:style-name="P57">H3</text:p>
          </table:table-cell>
          <table:table-cell table:style-name="Taulukko5.A2" office:value-type="string">
            <text:p text:style-name="P57">X</text:p>
          </table:table-cell>
          <table:table-cell table:style-name="Taulukko5.A2" office:value-type="string">
            <text:p text:style-name="P57">X</text:p>
          </table:table-cell>
          <table:table-cell table:style-name="Taulukko5.A2" office:value-type="string">
            <text:p text:style-name="P57">X</text:p>
          </table:table-cell>
          <table:table-cell table:style-name="Taulukko5.A2" office:value-type="string">
            <text:p text:style-name="P57">-</text:p>
          </table:table-cell>
          <table:table-cell table:style-name="Taulukko5.F2" office:value-type="string">
            <text:p text:style-name="P57">-</text:p>
          </table:table-cell>
        </table:table-row>
        <table:table-row>
          <table:table-cell table:style-name="Taulukko5.A2" office:value-type="string">
            <text:p text:style-name="P57">H4</text:p>
          </table:table-cell>
          <table:table-cell table:style-name="Taulukko5.A2" office:value-type="string">
            <text:p text:style-name="P57">-</text:p>
          </table:table-cell>
          <table:table-cell table:style-name="Taulukko5.A2" office:value-type="string">
            <text:p text:style-name="P57">X</text:p>
          </table:table-cell>
          <table:table-cell table:style-name="Taulukko5.A2" office:value-type="string">
            <text:p text:style-name="P57">X</text:p>
          </table:table-cell>
          <table:table-cell table:style-name="Taulukko5.A2" office:value-type="string">
            <text:p text:style-name="P57">X</text:p>
          </table:table-cell>
          <table:table-cell table:style-name="Taulukko5.F2" office:value-type="string">
            <text:p text:style-name="P57">-</text:p>
          </table:table-cell>
        </table:table-row>
        <table:table-row>
          <table:table-cell table:style-name="Taulukko5.A2" office:value-type="string">
            <text:p text:style-name="P57">H5</text:p>
          </table:table-cell>
          <table:table-cell table:style-name="Taulukko5.A2" office:value-type="string">
            <text:p text:style-name="P57">-</text:p>
          </table:table-cell>
          <table:table-cell table:style-name="Taulukko5.A2" office:value-type="string">
            <text:p text:style-name="P57">-</text:p>
          </table:table-cell>
          <table:table-cell table:style-name="Taulukko5.A2" office:value-type="string">
            <text:p text:style-name="P57">-</text:p>
          </table:table-cell>
          <table:table-cell table:style-name="Taulukko5.A2" office:value-type="string">
            <text:p text:style-name="P57">-</text:p>
          </table:table-cell>
          <table:table-cell table:style-name="Taulukko5.F2" office:value-type="string">
            <text:p text:style-name="P57">-</text:p>
          </table:table-cell>
        </table:table-row>
        <table:table-row>
          <table:table-cell table:style-name="Taulukko5.A2" office:value-type="string">
            <text:p text:style-name="P57">A1</text:p>
          </table:table-cell>
          <table:table-cell table:style-name="Taulukko5.A2" office:value-type="string">
            <text:p text:style-name="P57">-</text:p>
          </table:table-cell>
          <table:table-cell table:style-name="Taulukko5.A2" office:value-type="string">
            <text:p text:style-name="P57">-</text:p>
          </table:table-cell>
          <table:table-cell table:style-name="Taulukko5.A2" office:value-type="string">
            <text:p text:style-name="P57">-</text:p>
          </table:table-cell>
          <table:table-cell table:style-name="Taulukko5.A2" office:value-type="string">
            <text:p text:style-name="P57">-</text:p>
          </table:table-cell>
          <table:table-cell table:style-name="Taulukko5.F2" office:value-type="string">
            <text:p text:style-name="P57">-</text:p>
          </table:table-cell>
        </table:table-row>
        <table:table-row>
          <table:table-cell table:style-name="Taulukko5.A2" office:value-type="string">
            <text:p text:style-name="P57">A2</text:p>
          </table:table-cell>
          <table:table-cell table:style-name="Taulukko5.A2" office:value-type="string">
            <text:p text:style-name="P57">X</text:p>
          </table:table-cell>
          <table:table-cell table:style-name="Taulukko5.A2" office:value-type="string">
            <text:p text:style-name="P57">X</text:p>
          </table:table-cell>
          <table:table-cell table:style-name="Taulukko5.A2" office:value-type="string">
            <text:p text:style-name="P57">X</text:p>
          </table:table-cell>
          <table:table-cell table:style-name="Taulukko5.A2" office:value-type="string">
            <text:p text:style-name="P57">-</text:p>
          </table:table-cell>
          <table:table-cell table:style-name="Taulukko5.F2" office:value-type="string">
            <text:p text:style-name="P57">-</text:p>
          </table:table-cell>
        </table:table-row>
        <table:table-row>
          <table:table-cell table:style-name="Taulukko5.A2" office:value-type="string">
            <text:p text:style-name="P57">T1</text:p>
          </table:table-cell>
          <table:table-cell table:style-name="Taulukko5.A2" office:value-type="string">
            <text:p text:style-name="P57">X</text:p>
          </table:table-cell>
          <table:table-cell table:style-name="Taulukko5.A2" office:value-type="string">
            <text:p text:style-name="P57">-</text:p>
          </table:table-cell>
          <table:table-cell table:style-name="Taulukko5.A2" office:value-type="string">
            <text:p text:style-name="P57">-</text:p>
          </table:table-cell>
          <table:table-cell table:style-name="Taulukko5.A2" office:value-type="string">
            <text:p text:style-name="P57">-</text:p>
          </table:table-cell>
          <table:table-cell table:style-name="Taulukko5.F2" office:value-type="string">
            <text:p text:style-name="P57">-</text:p>
          </table:table-cell>
        </table:table-row>
        <table:table-row>
          <table:table-cell table:style-name="Taulukko5.A2" office:value-type="string">
            <text:p text:style-name="P57">T2</text:p>
          </table:table-cell>
          <table:table-cell table:style-name="Taulukko5.A2" office:value-type="string">
            <text:p text:style-name="P57">-</text:p>
          </table:table-cell>
          <table:table-cell table:style-name="Taulukko5.A2" office:value-type="string">
            <text:p text:style-name="P57">-</text:p>
          </table:table-cell>
          <table:table-cell table:style-name="Taulukko5.A2" office:value-type="string">
            <text:p text:style-name="P57">-</text:p>
          </table:table-cell>
          <table:table-cell table:style-name="Taulukko5.A2" office:value-type="string">
            <text:p text:style-name="P57">-</text:p>
          </table:table-cell>
          <table:table-cell table:style-name="Taulukko5.F2" office:value-type="string">
            <text:p text:style-name="P57">-</text:p>
          </table:table-cell>
        </table:table-row>
        <table:table-row>
          <table:table-cell table:style-name="Taulukko5.A2" office:value-type="string">
            <text:p text:style-name="P57">T3</text:p>
          </table:table-cell>
          <table:table-cell table:style-name="Taulukko5.A2" office:value-type="string">
            <text:p text:style-name="P57">-</text:p>
          </table:table-cell>
          <table:table-cell table:style-name="Taulukko5.A2" office:value-type="string">
            <text:p text:style-name="P57">X</text:p>
          </table:table-cell>
          <table:table-cell table:style-name="Taulukko5.A2" office:value-type="string">
            <text:p text:style-name="P57">X</text:p>
          </table:table-cell>
          <table:table-cell table:style-name="Taulukko5.A2" office:value-type="string">
            <text:p text:style-name="P57">X</text:p>
          </table:table-cell>
          <table:table-cell table:style-name="Taulukko5.F2" office:value-type="string">
            <text:p text:style-name="P57">-</text:p>
          </table:table-cell>
        </table:table-row>
        <table:table-row>
          <table:table-cell table:style-name="Taulukko5.A2" office:value-type="string">
            <text:p text:style-name="P57">T4</text:p>
          </table:table-cell>
          <table:table-cell table:style-name="Taulukko5.A2" office:value-type="string">
            <text:p text:style-name="P57">X</text:p>
          </table:table-cell>
          <table:table-cell table:style-name="Taulukko5.A2" office:value-type="string">
            <text:p text:style-name="P57">X</text:p>
          </table:table-cell>
          <table:table-cell table:style-name="Taulukko5.A2" office:value-type="string">
            <text:p text:style-name="P57">-</text:p>
          </table:table-cell>
          <table:table-cell table:style-name="Taulukko5.A2" office:value-type="string">
            <text:p text:style-name="P57">-</text:p>
          </table:table-cell>
          <table:table-cell table:style-name="Taulukko5.F2" office:value-type="string">
            <text:p text:style-name="P57">-</text:p>
          </table:table-cell>
        </table:table-row>
      </table:table>
      <text:p text:style-name="P51"><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fo:color="#000000" style:font-name="Thorndale" fo:font-size="12pt" fo:language="fi" fo:country="FI"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50%" fo:text-align="justify" style:justify-single-word="false" fo:orphans="2" fo:widows="2" style:text-autospace="none"/>
      <style:text-properties style:use-window-font-color="true" style:font-name="Times New Roman" fo:font-size="12pt" style:font-name-asian="Times New Roman" style:font-size-asian="12pt"/>
    </style:style>
    <style:style style:name="Text_20_body" style:display-name="Text body" style:family="paragraph" style:parent-style-name="Standard" style:class="text" style:master-page-name="">
      <style:paragraph-properties fo:margin="100%" fo:margin-left="1.61cm" fo:margin-right="0cm" fo:margin-top="0cm" fo:margin-bottom="0cm" fo:line-height="100%" fo:text-indent="0cm" style:auto-text-indent="false" style:page-number="auto" fo:background-color="transparent">
        <style:tab-stops/>
        <style:background-image/>
      </style:paragraph-properties>
      <style:text-properties fo:font-size="10pt" style:letter-kerning="true"/>
    </style:style>
    <style:style style:name="Text_20_body_20_indent" style:display-name="Text body indent" style:family="paragraph" style:parent-style-name="Text_20_body" style:next-style-name="Text_20_body" style:class="text">
      <style:paragraph-properties fo:margin="100%" fo:margin-left="2.11cm" fo:margin-right="0cm" fo:margin-top="0cm" fo:margin-bottom="0cm" fo:text-indent="0cm" style:auto-text-indent="false"/>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Text_20_body" style:default-outline-level="1" style:class="text" style:master-page-name="">
      <style:paragraph-properties fo:margin-top="0.85cm" fo:margin-bottom="0.499cm" fo:line-height="100%" style:page-number="auto" fo:break-before="page" fo:padding-left="0cm" fo:padding-right="0cm" fo:padding-top="0cm" fo:padding-bottom="0.035cm" fo:border-left="none" fo:border-right="none" fo:border-top="none" fo:border-bottom="0.002cm solid #000000">
        <style:tab-stops>
          <style:tab-stop style:position="2.501cm"/>
        </style:tab-stops>
      </style:paragraph-properties>
      <style:text-properties fo:text-transform="uppercase" style:font-name="Arial" fo:font-weight="bold" style:font-weight-asian="bold"/>
    </style:style>
    <style:style style:name="Heading_20_2" style:display-name="Heading 2" style:family="paragraph" style:parent-style-name="Standard" style:next-style-name="Text_20_body" style:default-outline-level="2" style:class="text" style:master-page-name="">
      <style:paragraph-properties fo:margin-top="0.423cm" fo:margin-bottom="0cm" style:page-number="auto" fo:break-before="column" fo:keep-with-next="always">
        <style:tab-stops>
          <style:tab-stop style:position="1.499cm"/>
          <style:tab-stop style:position="2.501cm"/>
        </style:tab-stops>
      </style:paragraph-properties>
      <style:text-properties fo:text-transform="capitalize" style:font-name="Arial" fo:font-weight="bold" style:font-weight-asian="bold"/>
    </style:style>
    <style:style style:name="Heading_20_3" style:display-name="Heading 3" style:family="paragraph" style:parent-style-name="Heading_20_2" style:next-style-name="Text_20_body" style:default-outline-level="3" style:class="text">
      <style:paragraph-properties fo:margin-top="0.212cm" fo:margin-bottom="0cm" text:number-lines="false" text:line-number="0">
        <style:tab-stops>
          <style:tab-stop style:position="2.501cm"/>
        </style:tab-stops>
      </style:paragraph-properties>
      <style:text-properties fo:font-weight="normal" style:font-weight-asian="normal"/>
    </style:style>
    <style:style style:name="Heading_20_4" style:display-name="Heading 4" style:family="paragraph" style:parent-style-name="Heading_20_3" style:next-style-name="Text_20_body" style:default-outline-level="" style:list-style-name="" style:class="text">
      <style:paragraph-properties>
        <style:tab-stops>
          <style:tab-stop style:position="2.501cm"/>
        </style:tab-stops>
      </style:paragraph-properties>
    </style:style>
    <style:style style:name="Heading_20_5" style:display-name="Heading 5" style:family="paragraph" style:parent-style-name="Heading_20_4" style:next-style-name="Text_20_body" style:class="text">
      <style:paragraph-properties>
        <style:tab-stops>
          <style:tab-stop style:position="2.501cm"/>
        </style:tab-stops>
      </style:paragraph-properties>
    </style:style>
    <style:style style:name="Heading_20_6" style:display-name="Heading 6" style:family="paragraph" style:parent-style-name="Standard" style:next-style-name="Text_20_body" style:class="text">
      <style:paragraph-properties>
        <style:tab-stops/>
      </style:paragraph-properties>
      <style:text-properties fo:font-size="10pt" style:text-underline-style="solid" style:text-underline-width="auto" style:text-underline-color="font-color" style:font-size-asian="10pt"/>
    </style:style>
    <style:style style:name="Heading_20_7" style:display-name="Heading 7" style:family="paragraph" style:parent-style-name="Standard" style:next-style-name="Text_20_body" style:class="text">
      <style:paragraph-properties fo:margin-top="0.423cm" fo:margin-bottom="0.106cm">
        <style:tab-stops/>
      </style:paragraph-properties>
      <style:text-properties style:font-name="Arial" fo:font-size="10pt" style:font-size-asian="10pt"/>
    </style:style>
    <style:style style:name="Heading_20_8" style:display-name="Heading 8" style:family="paragraph" style:parent-style-name="Standard" style:next-style-name="Text_20_body" style:class="text">
      <style:paragraph-properties fo:margin-top="0.423cm" fo:margin-bottom="0.106cm">
        <style:tab-stops/>
      </style:paragraph-properties>
      <style:text-properties style:font-name="Arial" fo:font-size="10pt" fo:font-style="italic" style:font-size-asian="10pt" style:font-style-asian="italic"/>
    </style:style>
    <style:style style:name="Heading_20_9" style:display-name="Heading 9" style:family="paragraph" style:parent-style-name="Standard" style:next-style-name="Text_20_body" style:class="text">
      <style:paragraph-properties fo:margin-top="0.423cm" fo:margin-bottom="0.106cm">
        <style:tab-stops/>
      </style:paragraph-properties>
      <style:text-properties style:font-name="Arial" fo:font-size="9pt" fo:font-style="italic" style:font-size-asian="9pt"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fo:padding="0cm" fo:border-left="none" fo:border-right="none" fo:border-top="none" fo:border-bottom="0.002cm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style>
    <style:style style:name="Footer" style:family="paragraph" style:parent-style-name="Header" style:class="extra">
      <style:paragraph-properties fo:padding-left="0cm" fo:padding-right="0cm" fo:padding-top="0.035cm" fo:padding-bottom="0cm" fo:border-left="none" fo:border-right="none" fo:border-top="0.002cm solid #000000" fo:border-bottom="none"/>
    </style:style>
    <style:style style:name="Table_20_Contents" style:display-name="Table Contents" style:family="paragraph" style:parent-style-name="Text_20_body" style:class="extra">
      <style:paragraph-properties fo:margin="100%" fo:margin-left="0.199cm" fo:margin-right="0cm" fo:margin-top="0cm" fo:margin-bottom="0cm" fo:text-align="start" style:justify-single-word="false" fo:text-indent="0cm" style:auto-text-indent="false" text:number-lines="false" text:line-number="0"/>
      <style:text-properties fo:font-size="10pt"/>
    </style:style>
    <style:style style:name="Table_20_Heading" style:display-name="Table Heading" style:family="paragraph" style:parent-style-name="Table_20_Contents" style:class="extra">
      <style:paragraph-properties fo:margin="100%" fo:margin-left="0.199cm" fo:margin-right="0cm" fo:margin-top="0cm" fo:margin-bottom="0cm" fo:text-align="start" style:justify-single-word="false" fo:text-indent="0cm" style:auto-text-indent="false" text:number-lines="false" text:line-number="0"/>
      <style:text-properties fo:font-size="10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auto-update="true" style:class="extra">
      <style:paragraph-properties fo:margin="100%" fo:margin-left="1.61cm" fo:margin-right="0cm" fo:margin-top="0cm" fo:margin-bottom="0cm" fo:text-indent="0cm" style:auto-text-indent="false" fo:padding="0.049cm" fo:border-left="none" fo:border-right="none" fo:border-top="none" fo:border-bottom="0.002cm solid #000000"/>
    </style:style>
    <style:style style:name="Frame_20_contents" style:display-name="Frame contents" style:family="paragraph" style:parent-style-name="Text_20_body" style:class="extra" style:master-page-name="">
      <style:paragraph-properties fo:margin="100%" fo:margin-left="0cm" fo:margin-right="0cm" fo:margin-top="0cm" fo:margin-bottom="0cm" fo:text-indent="0cm" style:auto-text-indent="false" style:page-number="auto" fo:background-color="transparent">
        <style:tab-stops/>
        <style:background-image/>
      </style:paragraph-properties>
    </style:style>
    <style:style style:name="Addressee"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auto-update="true" style:class="index">
      <style:paragraph-properties fo:margin-top="0.212cm" fo:margin-bottom="0.212cm" fo:line-height="150%" fo:text-align="start" style:justify-single-word="false" fo:orphans="2" fo:widows="2" style:text-autospace="none">
        <style:tab-stops>
          <style:tab-stop style:position="1.667cm"/>
          <style:tab-stop style:position="16.999cm"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Standard" style:next-style-name="Standard" style:auto-update="true" style:class="index">
      <style:paragraph-properties fo:margin="100%" fo:margin-left="0.423cm" fo:margin-right="0cm" fo:margin-top="0cm" fo:margin-bottom="0cm" fo:line-height="150%" fo:text-align="start" style:justify-single-word="false" fo:orphans="2" fo:widows="2" fo:text-indent="0.002cm" style:auto-text-indent="false" style:text-autospace="none">
        <style:tab-stops>
          <style:tab-stop style:position="1.561cm"/>
          <style:tab-stop style:position="16.999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auto-update="true" style:class="index">
      <style:paragraph-properties fo:margin="100%" fo:margin-left="0.847cm" fo:margin-right="0cm" fo:margin-top="0cm" fo:margin-bottom="0cm" fo:text-align="start" style:justify-single-word="false" fo:text-indent="0.002cm" style:auto-text-indent="false">
        <style:tab-stops>
          <style:tab-stop style:position="1.429cm"/>
          <style:tab-stop style:position="17cm"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100%" fo:margin-left="1.27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class="index">
      <style:paragraph-properties fo:margin="100%" fo:margin-left="1.693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100%" fo:margin-left="2.117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100%" fo:margin-left="2.54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100%" fo:margin-left="2.963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100%" fo:margin-left="3.387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eading_20__28_unnumbered_29_" style:display-name="Heading (unnumbered)" style:family="paragraph" style:parent-style-name="Heading_20_1" style:auto-update="true" style:default-outline-level="" style:list-style-name=""/>
    <style:style style:name="Definition_20_Term" style:display-name="Definition Term" style:family="paragraph" style:parent-style-name="Standard" style:next-style-name="Definition_20_List">
      <style:text-properties style:font-name="Times New Roman" fo:font-size="12pt" style:font-size-asian="12pt" style:language-asian="en" style:country-asian="US"/>
    </style:style>
    <style:style style:name="Definition_20_List" style:display-name="Definition List" style:family="paragraph" style:parent-style-name="Standard" style:next-style-name="Definition_20_Term">
      <style:paragraph-properties fo:margin="100%" fo:margin-left="0.635cm" fo:margin-right="0cm" fo:margin-top="0cm" fo:margin-bottom="0cm" fo:text-indent="0.002cm" style:auto-text-indent="false"/>
      <style:text-properties style:font-name="Times New Roman" fo:font-size="12pt" style:font-size-asian="12pt" style:language-asian="en" style:country-asian="US"/>
    </style:style>
    <style:style style:name="Separating_20_header" style:display-name="Separating header" style:family="paragraph" style:parent-style-name="Text_20_body" style:next-style-name="Text_20_body_20_indent" style:master-page-name="">
      <style:paragraph-properties style:page-number="auto"/>
      <style:text-properties fo:font-weight="bold"/>
    </style:style>
    <style:style style:name="Table_20_footer" style:display-name="Table footer" style:family="paragraph" style:parent-style-name="Text_20_body" style:next-style-name="Text_20_body">
      <style:paragraph-properties fo:padding="0.049cm" fo:border-left="none" fo:border-right="none" fo:border-top="none" fo:border-bottom="0.002cm solid #000000"/>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Default_20_Paragraph_20_Font" style:display-name="WW-Default Paragraph Font" style:family="text"/>
    <style:style style:name="WW8NumSt2z0" style:family="text">
      <style:text-properties style:font-name="Symbol"/>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85cm"/>
      </text:outline-level-style>
      <text:outline-level-style text:level="2" style:num-format="1" text:display-levels="2">
        <style:list-level-properties text:min-label-width="1.55cm"/>
      </text:outline-level-style>
      <text:outline-level-style text:level="3" style:num-format="1" text:display-levels="3">
        <style:list-level-properties text:min-label-width="1.55cm"/>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language="fi" fo:country="FI"/>
    </style:style>
    <style:style style:name="MP2" style:family="paragraph" style:parent-style-name="Footer">
      <style:text-properties fo:language="fi" fo:country="FI"/>
    </style:style>
    <style:page-layout style:name="Mpm1">
      <style:page-layout-properties fo:page-width="21.001cm" fo:page-height="29.7cm" style:num-format="1" style:print-orientation="portrait" fo:margin-top="2.54cm" fo:margin-bottom="2.54cm" fo:margin-left="3.18cm" fo:margin-right="3.18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16051" number:language="fi" number:country="FI"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office:automatic-styles>
  <office:master-styles>
    <style:master-page style:name="Standard" style:page-layout-name="Mpm1">
      <style:header>
        <text:user-field-decls>
          <text:user-field-decl office:value-type="string" office:string-value="Henkilöstön osaamisen hallinnan työkalu" text:name="nameproject"/>
          <text:user-field-decl office:value-type="string" office:string-value="Projektisuunnitelma" text:name="typeDocument"/>
          <text:user-field-decl office:value-type="string" office:string-value="1.2" text:name="versionDocument"/>
        </text:user-field-decls>
        <text:p text:style-name="MP1"><text:user-field-get text:name="nameproject">Henkilöstön osaamisen hallinnan työkalu</text:user-field-get><text:tab/><text:user-field-get text:name="typeDocument">Projektisuunnitelma</text:user-field-get><text:tab/>Versio <text:user-field-get text:name="versionDocument">1.2</text:user-field-get></text:p>
      </style:header>
      <style:footer>
        <text:p text:style-name="MP2"><text:time style:data-style-name="N16051" text:time-value="2013-11-05T14:38:39.89">05.11.2013 14:38:39</text:time><text:tab/><text:tab/><text:page-number text:select-page="current">15</text:page-number>/<text:page-count style:num-format="1">15</text:page-count></text:p>
      </style:footer>
    </style:master-page>
    <style:master-page style:name="First_20_Page" style:display-name="First Page" style:page-layout-name="Mpm2" style:next-style-name="Standard"/>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Win32 OpenOffice.org_project/400m3$Build-9702</meta:generator>
    <dc:title>Project Plan</dc:title>
    <meta:initial-creator>Jordan Tate</meta:initial-creator>
    <meta:creation-date>2000-08-04T10:11:00</meta:creation-date>
    <dc:date>2013-11-05T14:38:39.84</dc:date>
    <meta:print-date>2013-09-10T13:57:20.81</meta:print-date>
    <dc:language>en-US</dc:language>
    <meta:editing-cycles>207</meta:editing-cycles>
    <meta:editing-duration>P3DT23H18M59S</meta:editing-duration>
    <meta:document-statistic meta:table-count="8" meta:image-count="0" meta:object-count="0" meta:page-count="15" meta:paragraph-count="445" meta:word-count="2676" meta:character-count="23721"/>
    <meta:user-defined meta:name="Info 1"/>
    <meta:user-defined meta:name="Info 2"/>
    <meta:user-defined meta:name="Info 3"/>
    <meta:user-defined meta:name="Info 4"/>
  </office:meta>
</office:document-meta>
</file>